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32.4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co18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4"/>
          <table:table-cell table:formula="of:=[.D8]/1000" office:value-type="float" office:value="0" calcext:value-type="float">
            <text:p>0</text:p>
          </table:table-cell>
          <table:table-cell table:formula="of:=[.D8]/[.B8]" office:value-type="string" office:string-value="" calcext:value-type="error">
            <text:p>#DIV/0!</text:p>
          </table:table-cell>
          <table:table-cell table:formula="of:=[.E8]/[.B8]" office:value-type="string" office:string-value="" calcext:value-type="error">
            <text:p>#DIV/0!</text:p>
          </table:table-cell>
          <table:table-cell/>
          <table:table-cell table:formula="of:=[.B8]-[.H8]" office:value-type="float" office:value="0" calcext:value-type="float">
            <text:p>0</text:p>
          </table:table-cell>
          <table:table-cell table:formula="of:=[.H8]/[.B8]" office:value-type="string" office:string-value="" calcext:value-type="error">
            <text:p>#DIV/0!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string" office:string-value="" calcext:value-type="error">
            <text:p>#DIV/0!</text:p>
          </table:table-cell>
          <table:table-cell table:formula="of:=[.L8]/[.B8]" office:value-type="string" office:string-value="" calcext:value-type="error">
            <text:p>#DIV/0!</text:p>
          </table:table-cell>
          <table:table-cell/>
          <table:table-cell table:formula="of:=[.B8]-[.O8]" office:value-type="float" office:value="0" calcext:value-type="float">
            <text:p>0</text:p>
          </table:table-cell>
          <table:table-cell table:formula="of:=[.O8]/[.B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office:value-type="string" calcext:value-type="string">
            <text:p>f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string" office:string-value="" calcext:value-type="error">
            <text:p>#VALUE!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B2:'RANDOM, CACHE 100, ENTRY RANGE 0-5000'.B7 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46pt" svg:height="300.42pt" svg:x="1637.18pt" svg:y="294.43pt">
            <draw:object draw:notify-on-update-of-range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7" table:number-columns-repeated="2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0, ENTRY RANGE 0-250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25000'.B2:'RANDOM, CACHE 10000, ENTRY RANGE 0-25000'.B5 'RANDOM, CACHE 10000, ENTRY RANGE 0-25000'.E1:'RANDOM, CACHE 10000, ENTRY RANGE 0-25000'.E1 'RANDOM, CACHE 10000, ENTRY RANGE 0-25000'.E2:'RANDOM, CACHE 10000, ENTRY RANGE 0-25000'.E5 'RANDOM, CACHE 10000, ENTRY RANGE 0-25000'.B2:'RANDOM, CACHE 10000, ENTRY RANGE 0-25000'.B5 'RANDOM, CACHE 10000, ENTRY RANGE 0-25000'.L1:'RANDOM, CACHE 10000, ENTRY RANGE 0-25000'.L1 'RANDOM, CACHE 10000, ENTRY RANGE 0-25000'.L2:'RANDOM, CACHE 10000, ENTRY RANGE 0-25000'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B27:'RANDOM, CACHE 10000, ENTRY RANGE 0-25000'.B30 'RANDOM, CACHE 10000, ENTRY RANGE 0-25000'.L1:'RANDOM, CACHE 10000, ENTRY RANGE 0-25000'.L1 'RANDOM, CACHE 10000, ENTRY RANGE 0-25000'.L27:'RANDOM, CACHE 10000, ENTRY RANGE 0-25000'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B27:'RANDOM, CACHE 10000, ENTRY RANGE 0-25000'.B30 'RANDOM, CACHE 10000, ENTRY RANGE 0-25000'.N1:'RANDOM, CACHE 10000, ENTRY RANGE 0-25000'.N1 'RANDOM, CACHE 10000, ENTRY RANGE 0-25000'.N27:'RANDOM, CACHE 10000, ENTRY RANGE 0-25000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38" calcext:value-type="float">
            <text:p>38</text:p>
          </table:table-cell>
          <table:table-cell table:formula="of:=[.D2]/1000" office:value-type="float" office:value="0.038" calcext:value-type="float">
            <text:p>0.038</text:p>
          </table:table-cell>
          <table:table-cell table:formula="of:=[.D2]/[.B2]" office:value-type="float" office:value="0.00076" calcext:value-type="float">
            <text:p>0.00076</text:p>
          </table:table-cell>
          <table:table-cell table:formula="of:=[.E2]/[.B2]" office:value-type="float" office:value="0.00000076" calcext:value-type="float">
            <text:p>7.60E-07</text:p>
          </table:table-cell>
          <table:table-cell office:value-type="float" office:value="19206" calcext:value-type="float">
            <text:p>19206</text:p>
          </table:table-cell>
          <table:table-cell table:formula="of:=[.B2]-[.H2]" office:value-type="float" office:value="30794" calcext:value-type="float">
            <text:p>30794</text:p>
          </table:table-cell>
          <table:table-cell table:formula="of:=[.H2]/([.H2]+[.I2])" office:value-type="float" office:value="0.38412" calcext:value-type="float">
            <text:p>0.38412</text:p>
          </table:table-cell>
          <table:table-cell office:value-type="float" office:value="7663" calcext:value-type="float">
            <text:p>7663</text:p>
          </table:table-cell>
          <table:table-cell table:formula="of:=[.K2]/1000" office:value-type="float" office:value="7.663" calcext:value-type="float">
            <text:p>7.663</text:p>
          </table:table-cell>
          <table:table-cell table:formula="of:=[.K2]/[.B2]" office:value-type="float" office:value="0.15326" calcext:value-type="float">
            <text:p>0.15326</text:p>
          </table:table-cell>
          <table:table-cell table:formula="of:=[.L2]/[.B2]" office:value-type="float" office:value="0.00015326" calcext:value-type="float">
            <text:p>1.53E-04</text:p>
          </table:table-cell>
          <table:table-cell office:value-type="float" office:value="19174" calcext:value-type="float">
            <text:p>19174</text:p>
          </table:table-cell>
          <table:table-cell table:formula="of:=[.B2]-[.O2]" office:value-type="float" office:value="30826" calcext:value-type="float">
            <text:p>30826</text:p>
          </table:table-cell>
          <table:table-cell table:formula="of:=[.O2]/([.O2]+[.P2])" office:value-type="float" office:value="0.38348" calcext:value-type="float">
            <text:p>0.3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386" calcext:value-type="float">
            <text:p>386</text:p>
          </table:table-cell>
          <table:table-cell table:formula="of:=[.D3]/1000" office:value-type="float" office:value="0.386" calcext:value-type="float">
            <text:p>0.386</text:p>
          </table:table-cell>
          <table:table-cell table:formula="of:=[.D3]/[.B3]" office:value-type="float" office:value="0.000772" calcext:value-type="float">
            <text:p>0.000772</text:p>
          </table:table-cell>
          <table:table-cell table:formula="of:=[.E3]/[.B3]" office:value-type="float" office:value="0.000000772" calcext:value-type="float">
            <text:p>7.72E-07</text:p>
          </table:table-cell>
          <table:table-cell office:value-type="float" office:value="215570" calcext:value-type="float">
            <text:p>215570</text:p>
          </table:table-cell>
          <table:table-cell table:formula="of:=[.B3]-[.H3]" office:value-type="float" office:value="284430" calcext:value-type="float">
            <text:p>284430</text:p>
          </table:table-cell>
          <table:table-cell table:formula="of:=[.H3]/([.H3]+[.I3])" office:value-type="float" office:value="0.43114" calcext:value-type="float">
            <text:p>0.43114</text:p>
          </table:table-cell>
          <table:table-cell office:value-type="float" office:value="86336" calcext:value-type="float">
            <text:p>86336</text:p>
          </table:table-cell>
          <table:table-cell table:formula="of:=[.K3]/1000" office:value-type="float" office:value="86.336" calcext:value-type="float">
            <text:p>86.336</text:p>
          </table:table-cell>
          <table:table-cell table:formula="of:=[.K3]/[.B3]" office:value-type="float" office:value="0.172672" calcext:value-type="float">
            <text:p>0.172672</text:p>
          </table:table-cell>
          <table:table-cell table:formula="of:=[.L3]/[.B3]" office:value-type="float" office:value="0.000172672" calcext:value-type="float">
            <text:p>1.73E-04</text:p>
          </table:table-cell>
          <table:table-cell office:value-type="float" office:value="215396" calcext:value-type="float">
            <text:p>215396</text:p>
          </table:table-cell>
          <table:table-cell table:formula="of:=[.B3]-[.O3]" office:value-type="float" office:value="284604" calcext:value-type="float">
            <text:p>284604</text:p>
          </table:table-cell>
          <table:table-cell table:formula="of:=[.O3]/([.O3]+[.P3])"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038" calcext:value-type="float">
            <text:p>4038</text:p>
          </table:table-cell>
          <table:table-cell table:formula="of:=[.D4]/1000" office:value-type="float" office:value="4.038" calcext:value-type="float">
            <text:p>4.038</text:p>
          </table:table-cell>
          <table:table-cell table:formula="of:=[.D4]/[.B4]" office:value-type="float" office:value="0.0008076" calcext:value-type="float">
            <text:p>0.0008076</text:p>
          </table:table-cell>
          <table:table-cell table:formula="of:=[.E4]/[.B4]" office:value-type="float" office:value="0.0000008076" calcext:value-type="float">
            <text:p>8.08E-07</text:p>
          </table:table-cell>
          <table:table-cell office:value-type="float" office:value="2175497" calcext:value-type="float">
            <text:p>2175497</text:p>
          </table:table-cell>
          <table:table-cell table:formula="of:=[.B4]-[.H4]" office:value-type="float" office:value="2824503" calcext:value-type="float">
            <text:p>2824503</text:p>
          </table:table-cell>
          <table:table-cell table:formula="of:=[.H4]/([.H4]+[.I4])" office:value-type="float" office:value="0.4350994" calcext:value-type="float">
            <text:p>0.4350994</text:p>
          </table:table-cell>
          <table:table-cell office:value-type="float" office:value="838041" calcext:value-type="float">
            <text:p>838041</text:p>
          </table:table-cell>
          <table:table-cell table:formula="of:=[.K4]/1000" office:value-type="float" office:value="838.041" calcext:value-type="float">
            <text:p>838.041</text:p>
          </table:table-cell>
          <table:table-cell table:formula="of:=[.K4]/[.B4]" office:value-type="float" office:value="0.1676082" calcext:value-type="float">
            <text:p>0.1676082</text:p>
          </table:table-cell>
          <table:table-cell table:formula="of:=[.L4]/[.B4]" office:value-type="float" office:value="0.0001676082" calcext:value-type="float">
            <text:p>1.68E-04</text:p>
          </table:table-cell>
          <table:table-cell office:value-type="float" office:value="2178314" calcext:value-type="float">
            <text:p>2178314</text:p>
          </table:table-cell>
          <table:table-cell table:formula="of:=[.B4]-[.O4]" office:value-type="float" office:value="2821686" calcext:value-type="float">
            <text:p>2821686</text:p>
          </table:table-cell>
          <table:table-cell table:formula="of:=[.O4]/([.O4]+[.P4])" office:value-type="float" office:value="0.4356628" calcext:value-type="float">
            <text:p>0.4356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831" calcext:value-type="float">
            <text:p>55831</text:p>
          </table:table-cell>
          <table:table-cell table:formula="of:=[.D5]/1000" office:value-type="float" office:value="55.831" calcext:value-type="float">
            <text:p>55.831</text:p>
          </table:table-cell>
          <table:table-cell table:formula="of:=[.D5]/[.B5]" office:value-type="float" office:value="0.00111662" calcext:value-type="float">
            <text:p>0.00111662</text:p>
          </table:table-cell>
          <table:table-cell table:formula="of:=[.E5]/[.B5]" office:value-type="float" office:value="0.00000111662" calcext:value-type="float">
            <text:p>1.12E-06</text:p>
          </table:table-cell>
          <table:table-cell office:value-type="float" office:value="21805720" calcext:value-type="float">
            <text:p>21805720</text:p>
          </table:table-cell>
          <table:table-cell table:formula="of:=[.B5]-[.H5]" office:value-type="float" office:value="28194280" calcext:value-type="float">
            <text:p>28194280</text:p>
          </table:table-cell>
          <table:table-cell table:formula="of:=[.H5]/([.H5]+[.I5])" office:value-type="float" office:value="0.4361144" calcext:value-type="float">
            <text:p>0.4361144</text:p>
          </table:table-cell>
          <table:table-cell table:style-name="ce2" office:value-type="float" office:value="9300230" calcext:value-type="float">
            <text:p>9.30E+06</text:p>
          </table:table-cell>
          <table:table-cell table:formula="of:=[.K5]/1000" office:value-type="float" office:value="9300.23" calcext:value-type="float">
            <text:p>9300.23</text:p>
          </table:table-cell>
          <table:table-cell table:formula="of:=[.K5]/[.B5]" office:value-type="float" office:value="0.1860046" calcext:value-type="float">
            <text:p>0.1860046</text:p>
          </table:table-cell>
          <table:table-cell table:formula="of:=[.L5]/[.B5]" office:value-type="float" office:value="0.0001860046" calcext:value-type="float">
            <text:p>1.86E-04</text:p>
          </table:table-cell>
          <table:table-cell office:value-type="float" office:value="21805720" calcext:value-type="float">
            <text:p>21805720</text:p>
          </table:table-cell>
          <table:table-cell table:formula="of:=[.B5]-[.O5]" office:value-type="float" office:value="28194280" calcext:value-type="float">
            <text:p>28194280</text:p>
          </table:table-cell>
          <table:table-cell table:formula="of:=[.O5]/([.O5]+[.P5])" office:value-type="float" office:value="0.4361144" calcext:value-type="float">
            <text:p>0.4361144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1" calcext:value-type="float">
            <text:p>41</text:p>
          </table:table-cell>
          <table:table-cell table:formula="of:=[.D7]/1000" office:value-type="float" office:value="0.041" calcext:value-type="float">
            <text:p>0.041</text:p>
          </table:table-cell>
          <table:table-cell table:formula="of:=[.D7]/[.B7]" office:value-type="float" office:value="0.00082" calcext:value-type="float">
            <text:p>0.00082</text:p>
          </table:table-cell>
          <table:table-cell table:formula="of:=[.E7]/[.B7]" office:value-type="float" office:value="0.00000082" calcext:value-type="float">
            <text:p>8.20E-07</text:p>
          </table:table-cell>
          <table:table-cell office:value-type="float" office:value="19437" calcext:value-type="float">
            <text:p>19437</text:p>
          </table:table-cell>
          <table:table-cell table:formula="of:=[.B7]-[.H7]" office:value-type="float" office:value="30563" calcext:value-type="float">
            <text:p>30563</text:p>
          </table:table-cell>
          <table:table-cell table:formula="of:=[.H7]/([.H7]+[.I7])" office:value-type="float" office:value="0.38874" calcext:value-type="float">
            <text:p>0.38874</text:p>
          </table:table-cell>
          <table:table-cell office:value-type="float" office:value="8257" calcext:value-type="float">
            <text:p>8257</text:p>
          </table:table-cell>
          <table:table-cell table:formula="of:=[.K7]/1000" office:value-type="float" office:value="8.257" calcext:value-type="float">
            <text:p>8.257</text:p>
          </table:table-cell>
          <table:table-cell table:formula="of:=[.K7]/[.B7]" office:value-type="float" office:value="0.16514" calcext:value-type="float">
            <text:p>0.16514</text:p>
          </table:table-cell>
          <table:table-cell table:formula="of:=[.L7]/[.B7]" office:value-type="float" office:value="0.00016514" calcext:value-type="float">
            <text:p>1.65E-04</text:p>
          </table:table-cell>
          <table:table-cell office:value-type="float" office:value="19437" calcext:value-type="float">
            <text:p>19437</text:p>
          </table:table-cell>
          <table:table-cell table:formula="of:=[.B7]-[.O7]" office:value-type="float" office:value="30563" calcext:value-type="float">
            <text:p>30563</text:p>
          </table:table-cell>
          <table:table-cell table:formula="of:=[.O7]/([.O7]+[.P7])" office:value-type="float" office:value="0.38874" calcext:value-type="float">
            <text:p>0.38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518" calcext:value-type="float">
            <text:p>518</text:p>
          </table:table-cell>
          <table:table-cell table:formula="of:=[.D8]/1000" office:value-type="float" office:value="0.518" calcext:value-type="float">
            <text:p>0.518</text:p>
          </table:table-cell>
          <table:table-cell table:formula="of:=[.D8]/[.B8]" office:value-type="float" office:value="0.001036" calcext:value-type="float">
            <text:p>0.001036</text:p>
          </table:table-cell>
          <table:table-cell table:formula="of:=[.E8]/[.B8]" office:value-type="float" office:value="0.000001036" calcext:value-type="float">
            <text:p>1.04E-06</text:p>
          </table:table-cell>
          <table:table-cell office:value-type="float" office:value="215593" calcext:value-type="float">
            <text:p>215593</text:p>
          </table:table-cell>
          <table:table-cell table:formula="of:=[.B8]-[.H8]" office:value-type="float" office:value="284407" calcext:value-type="float">
            <text:p>284407</text:p>
          </table:table-cell>
          <table:table-cell table:formula="of:=[.H8]/([.H8]+[.I8])" office:value-type="float" office:value="0.431186" calcext:value-type="float">
            <text:p>0.431186</text:p>
          </table:table-cell>
          <table:table-cell office:value-type="float" office:value="90958" calcext:value-type="float">
            <text:p>90958</text:p>
          </table:table-cell>
          <table:table-cell table:formula="of:=[.K8]/1000" office:value-type="float" office:value="90.958" calcext:value-type="float">
            <text:p>90.958</text:p>
          </table:table-cell>
          <table:table-cell table:formula="of:=[.K8]/[.B8]" office:value-type="float" office:value="0.181916" calcext:value-type="float">
            <text:p>0.181916</text:p>
          </table:table-cell>
          <table:table-cell table:formula="of:=[.L8]/[.B8]" office:value-type="float" office:value="0.000181916" calcext:value-type="float">
            <text:p>1.82E-04</text:p>
          </table:table-cell>
          <table:table-cell office:value-type="float" office:value="215286" calcext:value-type="float">
            <text:p>215286</text:p>
          </table:table-cell>
          <table:table-cell table:formula="of:=[.B8]-[.O8]" office:value-type="float" office:value="284714" calcext:value-type="float">
            <text:p>284714</text:p>
          </table:table-cell>
          <table:table-cell table:formula="of:=[.O8]/([.O8]+[.P8])" office:value-type="float" office:value="0.430572" calcext:value-type="float">
            <text:p>0.4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485" calcext:value-type="float">
            <text:p>4485</text:p>
          </table:table-cell>
          <table:table-cell table:formula="of:=[.D9]/1000" office:value-type="float" office:value="4.485" calcext:value-type="float">
            <text:p>4.485</text:p>
          </table:table-cell>
          <table:table-cell table:formula="of:=[.D9]/[.B9]" office:value-type="float" office:value="0.000897" calcext:value-type="float">
            <text:p>0.000897</text:p>
          </table:table-cell>
          <table:table-cell table:formula="of:=[.E9]/[.B9]" office:value-type="float" office:value="0.000000897" calcext:value-type="float">
            <text:p>8.97E-07</text:p>
          </table:table-cell>
          <table:table-cell office:value-type="float" office:value="2177368" calcext:value-type="float">
            <text:p>2177368</text:p>
          </table:table-cell>
          <table:table-cell table:formula="of:=[.B9]-[.H9]" office:value-type="float" office:value="2822632" calcext:value-type="float">
            <text:p>2822632</text:p>
          </table:table-cell>
          <table:table-cell table:formula="of:=[.H9]/([.H9]+[.I9])" office:value-type="float" office:value="0.4354736" calcext:value-type="float">
            <text:p>0.4354736</text:p>
          </table:table-cell>
          <table:table-cell office:value-type="float" office:value="919090" calcext:value-type="float">
            <text:p>919090</text:p>
          </table:table-cell>
          <table:table-cell table:formula="of:=[.K9]/1000" office:value-type="float" office:value="919.09" calcext:value-type="float">
            <text:p>919.09</text:p>
          </table:table-cell>
          <table:table-cell table:formula="of:=[.K9]/[.B9]" office:value-type="float" office:value="0.183818" calcext:value-type="float">
            <text:p>0.183818</text:p>
          </table:table-cell>
          <table:table-cell table:formula="of:=[.L9]/[.B9]" office:value-type="float" office:value="0.000183818" calcext:value-type="float">
            <text:p>1.84E-04</text:p>
          </table:table-cell>
          <table:table-cell office:value-type="float" office:value="2178287" calcext:value-type="float">
            <text:p>2178287</text:p>
          </table:table-cell>
          <table:table-cell table:formula="of:=[.B9]-[.O9]" office:value-type="float" office:value="2821713" calcext:value-type="float">
            <text:p>2821713</text:p>
          </table:table-cell>
          <table:table-cell table:formula="of:=[.O9]/([.O9]+[.P9])" office:value-type="float" office:value="0.4356574" calcext:value-type="float">
            <text:p>0.4356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115" calcext:value-type="float">
            <text:p>47115</text:p>
          </table:table-cell>
          <table:table-cell table:formula="of:=[.D10]/1000" office:value-type="float" office:value="47.115" calcext:value-type="float">
            <text:p>47.115</text:p>
          </table:table-cell>
          <table:table-cell table:formula="of:=[.D10]/[.B10]" office:value-type="float" office:value="0.0009423" calcext:value-type="float">
            <text:p>0.0009423</text:p>
          </table:table-cell>
          <table:table-cell table:formula="of:=[.E10]/[.B10]" office:value-type="float" office:value="0.0000009423" calcext:value-type="float">
            <text:p>9.42E-07</text:p>
          </table:table-cell>
          <table:table-cell office:value-type="float" office:value="21806381" calcext:value-type="float">
            <text:p>21806381</text:p>
          </table:table-cell>
          <table:table-cell table:formula="of:=[.B10]-[.H10]" office:value-type="float" office:value="28193619" calcext:value-type="float">
            <text:p>28193619</text:p>
          </table:table-cell>
          <table:table-cell table:formula="of:=[.H10]/([.H10]+[.I10])" office:value-type="float" office:value="0.43612762" calcext:value-type="float">
            <text:p>0.43612762</text:p>
          </table:table-cell>
          <table:table-cell table:style-name="ce2" office:value-type="float" office:value="9235510" calcext:value-type="float">
            <text:p>9.24E+06</text:p>
          </table:table-cell>
          <table:table-cell table:formula="of:=[.K10]/1000" office:value-type="float" office:value="9235.51" calcext:value-type="float">
            <text:p>9235.51</text:p>
          </table:table-cell>
          <table:table-cell table:formula="of:=[.K10]/[.B10]" office:value-type="float" office:value="0.1847102" calcext:value-type="float">
            <text:p>0.1847102</text:p>
          </table:table-cell>
          <table:table-cell table:formula="of:=[.L10]/[.B10]" office:value-type="float" office:value="0.0001847102" calcext:value-type="float">
            <text:p>1.85E-04</text:p>
          </table:table-cell>
          <table:table-cell office:value-type="float" office:value="21806381" calcext:value-type="float">
            <text:p>21806381</text:p>
          </table:table-cell>
          <table:table-cell table:formula="of:=[.B10]-[.O10]" office:value-type="float" office:value="28193619" calcext:value-type="float">
            <text:p>28193619</text:p>
          </table:table-cell>
          <table:table-cell table:formula="of:=[.O10]/([.O10]+[.P10])" office:value-type="float" office:value="0.43612762" calcext:value-type="float">
            <text:p>0.43612762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71" calcext:value-type="float">
            <text:p>71</text:p>
          </table:table-cell>
          <table:table-cell table:formula="of:=[.D12]/1000" office:value-type="float" office:value="0.071" calcext:value-type="float">
            <text:p>0.071</text:p>
          </table:table-cell>
          <table:table-cell table:formula="of:=[.D12]/[.B12]" office:value-type="float" office:value="0.00142" calcext:value-type="float">
            <text:p>0.00142</text:p>
          </table:table-cell>
          <table:table-cell table:formula="of:=[.E12]/[.B12]" office:value-type="float" office:value="0.00000142" calcext:value-type="float">
            <text:p>1.42E-06</text:p>
          </table:table-cell>
          <table:table-cell office:value-type="float" office:value="19154" calcext:value-type="float">
            <text:p>19154</text:p>
          </table:table-cell>
          <table:table-cell table:formula="of:=[.B12]-[.H12]" office:value-type="float" office:value="30846" calcext:value-type="float">
            <text:p>30846</text:p>
          </table:table-cell>
          <table:table-cell table:formula="of:=[.H12]/([.H12]+[.I12])" office:value-type="float" office:value="0.38308" calcext:value-type="float">
            <text:p>0.38308</text:p>
          </table:table-cell>
          <table:table-cell office:value-type="float" office:value="8292" calcext:value-type="float">
            <text:p>8292</text:p>
          </table:table-cell>
          <table:table-cell table:formula="of:=[.K12]/1000" office:value-type="float" office:value="8.292" calcext:value-type="float">
            <text:p>8.292</text:p>
          </table:table-cell>
          <table:table-cell table:formula="of:=[.K12]/[.B12]" office:value-type="float" office:value="0.16584" calcext:value-type="float">
            <text:p>0.16584</text:p>
          </table:table-cell>
          <table:table-cell table:formula="of:=[.L12]/[.B12]" office:value-type="float" office:value="0.00016584" calcext:value-type="float">
            <text:p>1.66E-04</text:p>
          </table:table-cell>
          <table:table-cell office:value-type="float" office:value="19145" calcext:value-type="float">
            <text:p>19145</text:p>
          </table:table-cell>
          <table:table-cell table:formula="of:=[.B12]-[.O12]" office:value-type="float" office:value="30855" calcext:value-type="float">
            <text:p>30855</text:p>
          </table:table-cell>
          <table:table-cell table:formula="of:=[.O12]/([.O12]+[.P12])"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44" calcext:value-type="float">
            <text:p>444</text:p>
          </table:table-cell>
          <table:table-cell table:formula="of:=[.D13]/1000" office:value-type="float" office:value="0.444" calcext:value-type="float">
            <text:p>0.444</text:p>
          </table:table-cell>
          <table:table-cell table:formula="of:=[.D13]/[.B13]" office:value-type="float" office:value="0.000888" calcext:value-type="float">
            <text:p>0.000888</text:p>
          </table:table-cell>
          <table:table-cell table:formula="of:=[.E13]/[.B13]" office:value-type="float" office:value="0.000000888" calcext:value-type="float">
            <text:p>8.88E-07</text:p>
          </table:table-cell>
          <table:table-cell office:value-type="float" office:value="214805" calcext:value-type="float">
            <text:p>214805</text:p>
          </table:table-cell>
          <table:table-cell table:formula="of:=[.B13]-[.H13]" office:value-type="float" office:value="285195" calcext:value-type="float">
            <text:p>285195</text:p>
          </table:table-cell>
          <table:table-cell table:formula="of:=[.H13]/([.H13]+[.I13])" office:value-type="float" office:value="0.42961" calcext:value-type="float">
            <text:p>0.42961</text:p>
          </table:table-cell>
          <table:table-cell office:value-type="float" office:value="91026" calcext:value-type="float">
            <text:p>91026</text:p>
          </table:table-cell>
          <table:table-cell table:formula="of:=[.K13]/1000" office:value-type="float" office:value="91.026" calcext:value-type="float">
            <text:p>91.026</text:p>
          </table:table-cell>
          <table:table-cell table:formula="of:=[.K13]/[.B13]" office:value-type="float" office:value="0.182052" calcext:value-type="float">
            <text:p>0.182052</text:p>
          </table:table-cell>
          <table:table-cell table:formula="of:=[.L13]/[.B13]" office:value-type="float" office:value="0.000182052" calcext:value-type="float">
            <text:p>1.82E-04</text:p>
          </table:table-cell>
          <table:table-cell office:value-type="float" office:value="215422" calcext:value-type="float">
            <text:p>215422</text:p>
          </table:table-cell>
          <table:table-cell table:formula="of:=[.B13]-[.O13]" office:value-type="float" office:value="284578" calcext:value-type="float">
            <text:p>284578</text:p>
          </table:table-cell>
          <table:table-cell table:formula="of:=[.O13]/([.O13]+[.P13])"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629" calcext:value-type="float">
            <text:p>4629</text:p>
          </table:table-cell>
          <table:table-cell table:formula="of:=[.D14]/1000" office:value-type="float" office:value="4.629" calcext:value-type="float">
            <text:p>4.629</text:p>
          </table:table-cell>
          <table:table-cell table:formula="of:=[.D14]/[.B14]" office:value-type="float" office:value="0.0009258" calcext:value-type="float">
            <text:p>0.0009258</text:p>
          </table:table-cell>
          <table:table-cell table:formula="of:=[.E14]/[.B14]" office:value-type="float" office:value="0.0000009258" calcext:value-type="float">
            <text:p>9.26E-07</text:p>
          </table:table-cell>
          <table:table-cell office:value-type="float" office:value="2179404" calcext:value-type="float">
            <text:p>2179404</text:p>
          </table:table-cell>
          <table:table-cell table:formula="of:=[.B14]-[.H14]" office:value-type="float" office:value="2820596" calcext:value-type="float">
            <text:p>2820596</text:p>
          </table:table-cell>
          <table:table-cell table:formula="of:=[.H14]/([.H14]+[.I14])" office:value-type="float" office:value="0.4358808" calcext:value-type="float">
            <text:p>0.4358808</text:p>
          </table:table-cell>
          <table:table-cell office:value-type="float" office:value="935249" calcext:value-type="float">
            <text:p>935249</text:p>
          </table:table-cell>
          <table:table-cell table:formula="of:=[.K14]/1000" office:value-type="float" office:value="935.249" calcext:value-type="float">
            <text:p>935.249</text:p>
          </table:table-cell>
          <table:table-cell table:formula="of:=[.K14]/[.B14]" office:value-type="float" office:value="0.1870498" calcext:value-type="float">
            <text:p>0.1870498</text:p>
          </table:table-cell>
          <table:table-cell table:formula="of:=[.L14]/[.B14]" office:value-type="float" office:value="0.0001870498" calcext:value-type="float">
            <text:p>1.87E-04</text:p>
          </table:table-cell>
          <table:table-cell office:value-type="float" office:value="2177459" calcext:value-type="float">
            <text:p>2177459</text:p>
          </table:table-cell>
          <table:table-cell table:formula="of:=[.B14]-[.O14]" office:value-type="float" office:value="2822541" calcext:value-type="float">
            <text:p>2822541</text:p>
          </table:table-cell>
          <table:table-cell table:formula="of:=[.O14]/([.O14]+[.P14])" office:value-type="float" office:value="0.4354918" calcext:value-type="float">
            <text:p>0.435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590" calcext:value-type="float">
            <text:p>55590</text:p>
          </table:table-cell>
          <table:table-cell table:formula="of:=[.D15]/1000" office:value-type="float" office:value="55.59" calcext:value-type="float">
            <text:p>55.59</text:p>
          </table:table-cell>
          <table:table-cell table:formula="of:=[.D15]/[.B15]" office:value-type="float" office:value="0.0011118" calcext:value-type="float">
            <text:p>0.0011118</text:p>
          </table:table-cell>
          <table:table-cell table:formula="of:=[.E15]/[.B15]" office:value-type="float" office:value="0.0000011118" calcext:value-type="float">
            <text:p>1.11E-06</text:p>
          </table:table-cell>
          <table:table-cell office:value-type="float" office:value="21799172" calcext:value-type="float">
            <text:p>21799172</text:p>
          </table:table-cell>
          <table:table-cell table:formula="of:=[.B15]-[.H15]" office:value-type="float" office:value="28200828" calcext:value-type="float">
            <text:p>28200828</text:p>
          </table:table-cell>
          <table:table-cell table:formula="of:=[.H15]/([.H15]+[.I15])" office:value-type="float" office:value="0.43598344" calcext:value-type="float">
            <text:p>0.43598344</text:p>
          </table:table-cell>
          <table:table-cell table:style-name="ce2" office:value-type="float" office:value="9848930" calcext:value-type="float">
            <text:p>9.85E+06</text:p>
          </table:table-cell>
          <table:table-cell table:formula="of:=[.K15]/1000" office:value-type="float" office:value="9848.93" calcext:value-type="float">
            <text:p>9848.93</text:p>
          </table:table-cell>
          <table:table-cell table:formula="of:=[.K15]/[.B15]" office:value-type="float" office:value="0.1969786" calcext:value-type="float">
            <text:p>0.1969786</text:p>
          </table:table-cell>
          <table:table-cell table:formula="of:=[.L15]/[.B15]" office:value-type="float" office:value="0.0001969786" calcext:value-type="float">
            <text:p>1.97E-04</text:p>
          </table:table-cell>
          <table:table-cell office:value-type="float" office:value="21805335" calcext:value-type="float">
            <text:p>21805335</text:p>
          </table:table-cell>
          <table:table-cell table:formula="of:=[.B15]-[.O15]" office:value-type="float" office:value="28194665" calcext:value-type="float">
            <text:p>28194665</text:p>
          </table:table-cell>
          <table:table-cell table:formula="of:=[.O15]/([.O15]+[.P15])" office:value-type="float" office:value="0.4361067" calcext:value-type="float">
            <text:p>0.4361067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4" calcext:value-type="float">
            <text:p>44</text:p>
          </table:table-cell>
          <table:table-cell table:formula="of:=[.D17]/1000" office:value-type="float" office:value="0.044" calcext:value-type="float">
            <text:p>0.044</text:p>
          </table:table-cell>
          <table:table-cell table:formula="of:=[.D17]/[.B17]" office:value-type="float" office:value="0.00088" calcext:value-type="float">
            <text:p>0.00088</text:p>
          </table:table-cell>
          <table:table-cell table:formula="of:=[.E17]/[.B17]" office:value-type="float" office:value="0.00000088" calcext:value-type="float">
            <text:p>8.80E-07</text:p>
          </table:table-cell>
          <table:table-cell office:value-type="float" office:value="19057" calcext:value-type="float">
            <text:p>19057</text:p>
          </table:table-cell>
          <table:table-cell table:formula="of:=[.B17]-[.H17]" office:value-type="float" office:value="30943" calcext:value-type="float">
            <text:p>30943</text:p>
          </table:table-cell>
          <table:table-cell table:formula="of:=[.H17]/([.H17]+[.I17])" office:value-type="float" office:value="0.38114" calcext:value-type="float">
            <text:p>0.38114</text:p>
          </table:table-cell>
          <table:table-cell office:value-type="float" office:value="8480" calcext:value-type="float">
            <text:p>8480</text:p>
          </table:table-cell>
          <table:table-cell table:formula="of:=[.K17]/1000" office:value-type="float" office:value="8.48" calcext:value-type="float">
            <text:p>8.48</text:p>
          </table:table-cell>
          <table:table-cell table:formula="of:=[.K17]/[.B17]" office:value-type="float" office:value="0.1696" calcext:value-type="float">
            <text:p>0.1696</text:p>
          </table:table-cell>
          <table:table-cell table:formula="of:=[.L17]/[.B17]" office:value-type="float" office:value="0.0001696" calcext:value-type="float">
            <text:p>1.70E-04</text:p>
          </table:table-cell>
          <table:table-cell office:value-type="float" office:value="19076" calcext:value-type="float">
            <text:p>19076</text:p>
          </table:table-cell>
          <table:table-cell table:formula="of:=[.B17]-[.O17]" office:value-type="float" office:value="30924" calcext:value-type="float">
            <text:p>30924</text:p>
          </table:table-cell>
          <table:table-cell table:formula="of:=[.O17]/([.O17]+[.P17])" office:value-type="float" office:value="0.38152" calcext:value-type="float">
            <text:p>0.3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66" calcext:value-type="float">
            <text:p>466</text:p>
          </table:table-cell>
          <table:table-cell table:formula="of:=[.D18]/1000" office:value-type="float" office:value="0.466" calcext:value-type="float">
            <text:p>0.466</text:p>
          </table:table-cell>
          <table:table-cell table:formula="of:=[.D18]/[.B18]" office:value-type="float" office:value="0.000932" calcext:value-type="float">
            <text:p>0.000932</text:p>
          </table:table-cell>
          <table:table-cell table:formula="of:=[.E18]/[.B18]" office:value-type="float" office:value="0.000000932" calcext:value-type="float">
            <text:p>9.32E-07</text:p>
          </table:table-cell>
          <table:table-cell office:value-type="float" office:value="215505" calcext:value-type="float">
            <text:p>215505</text:p>
          </table:table-cell>
          <table:table-cell table:formula="of:=[.B18]-[.H18]" office:value-type="float" office:value="284495" calcext:value-type="float">
            <text:p>284495</text:p>
          </table:table-cell>
          <table:table-cell table:formula="of:=[.H18]/([.H18]+[.I18])" office:value-type="float" office:value="0.43101" calcext:value-type="float">
            <text:p>0.43101</text:p>
          </table:table-cell>
          <table:table-cell office:value-type="float" office:value="91618" calcext:value-type="float">
            <text:p>91618</text:p>
          </table:table-cell>
          <table:table-cell table:formula="of:=[.K18]/1000" office:value-type="float" office:value="91.618" calcext:value-type="float">
            <text:p>91.618</text:p>
          </table:table-cell>
          <table:table-cell table:formula="of:=[.K18]/[.B18]" office:value-type="float" office:value="0.183236" calcext:value-type="float">
            <text:p>0.183236</text:p>
          </table:table-cell>
          <table:table-cell table:formula="of:=[.L18]/[.B18]" office:value-type="float" office:value="0.000183236" calcext:value-type="float">
            <text:p>1.83E-04</text:p>
          </table:table-cell>
          <table:table-cell office:value-type="float" office:value="215564" calcext:value-type="float">
            <text:p>215564</text:p>
          </table:table-cell>
          <table:table-cell table:formula="of:=[.B18]-[.O18]" office:value-type="float" office:value="284436" calcext:value-type="float">
            <text:p>284436</text:p>
          </table:table-cell>
          <table:table-cell table:formula="of:=[.O18]/([.O18]+[.P18])"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871" calcext:value-type="float">
            <text:p>4871</text:p>
          </table:table-cell>
          <table:table-cell table:formula="of:=[.D19]/1000" office:value-type="float" office:value="4.871" calcext:value-type="float">
            <text:p>4.871</text:p>
          </table:table-cell>
          <table:table-cell table:formula="of:=[.D19]/[.B19]" office:value-type="float" office:value="0.0009742" calcext:value-type="float">
            <text:p>0.0009742</text:p>
          </table:table-cell>
          <table:table-cell table:formula="of:=[.E19]/[.B19]" office:value-type="float" office:value="0.0000009742" calcext:value-type="float">
            <text:p>9.74E-07</text:p>
          </table:table-cell>
          <table:table-cell office:value-type="float" office:value="2178153" calcext:value-type="float">
            <text:p>2178153</text:p>
          </table:table-cell>
          <table:table-cell table:formula="of:=[.B19]-[.H19]" office:value-type="float" office:value="2821847" calcext:value-type="float">
            <text:p>2821847</text:p>
          </table:table-cell>
          <table:table-cell table:formula="of:=[.H19]/([.H19]+[.I19])" office:value-type="float" office:value="0.4356306" calcext:value-type="float">
            <text:p>0.4356306</text:p>
          </table:table-cell>
          <table:table-cell office:value-type="float" office:value="932035" calcext:value-type="float">
            <text:p>932035</text:p>
          </table:table-cell>
          <table:table-cell table:formula="of:=[.K19]/1000" office:value-type="float" office:value="932.035" calcext:value-type="float">
            <text:p>932.035</text:p>
          </table:table-cell>
          <table:table-cell table:formula="of:=[.K19]/[.B19]" office:value-type="float" office:value="0.186407" calcext:value-type="float">
            <text:p>0.186407</text:p>
          </table:table-cell>
          <table:table-cell table:formula="of:=[.L19]/[.B19]" office:value-type="float" office:value="0.000186407" calcext:value-type="float">
            <text:p>1.86E-04</text:p>
          </table:table-cell>
          <table:table-cell office:value-type="float" office:value="2178461" calcext:value-type="float">
            <text:p>2178461</text:p>
          </table:table-cell>
          <table:table-cell table:formula="of:=[.B19]-[.O19]" office:value-type="float" office:value="2821539" calcext:value-type="float">
            <text:p>2821539</text:p>
          </table:table-cell>
          <table:table-cell table:formula="of:=[.O19]/([.O19]+[.P19])" office:value-type="float" office:value="0.4356922" calcext:value-type="float">
            <text:p>0.4356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3416" calcext:value-type="float">
            <text:p>53416</text:p>
          </table:table-cell>
          <table:table-cell table:formula="of:=[.D20]/1000" office:value-type="float" office:value="53.416" calcext:value-type="float">
            <text:p>53.416</text:p>
          </table:table-cell>
          <table:table-cell table:formula="of:=[.D20]/[.B20]" office:value-type="float" office:value="0.00106832" calcext:value-type="float">
            <text:p>0.00106832</text:p>
          </table:table-cell>
          <table:table-cell table:formula="of:=[.E20]/[.B20]" office:value-type="float" office:value="0.00000106832" calcext:value-type="float">
            <text:p>1.07E-06</text:p>
          </table:table-cell>
          <table:table-cell office:value-type="float" office:value="21806845" calcext:value-type="float">
            <text:p>21806845</text:p>
          </table:table-cell>
          <table:table-cell table:formula="of:=[.B20]-[.H20]" office:value-type="float" office:value="28193155" calcext:value-type="float">
            <text:p>28193155</text:p>
          </table:table-cell>
          <table:table-cell table:formula="of:=[.H20]/([.H20]+[.I20])" office:value-type="float" office:value="0.4361369" calcext:value-type="float">
            <text:p>0.4361369</text:p>
          </table:table-cell>
          <table:table-cell table:style-name="ce2" office:value-type="float" office:value="10443200" calcext:value-type="float">
            <text:p>1.04E+07</text:p>
          </table:table-cell>
          <table:table-cell table:formula="of:=[.K20]/1000" office:value-type="float" office:value="10443.2" calcext:value-type="float">
            <text:p>10443.2</text:p>
          </table:table-cell>
          <table:table-cell table:formula="of:=[.K20]/[.B20]" office:value-type="float" office:value="0.208864" calcext:value-type="float">
            <text:p>0.208864</text:p>
          </table:table-cell>
          <table:table-cell table:formula="of:=[.L20]/[.B20]" office:value-type="float" office:value="0.000208864" calcext:value-type="float">
            <text:p>2.09E-04</text:p>
          </table:table-cell>
          <table:table-cell office:value-type="float" office:value="21799043" calcext:value-type="float">
            <text:p>21799043</text:p>
          </table:table-cell>
          <table:table-cell table:formula="of:=[.B20]-[.O20]" office:value-type="float" office:value="28200957" calcext:value-type="float">
            <text:p>28200957</text:p>
          </table:table-cell>
          <table:table-cell table:formula="of:=[.O20]/([.O20]+[.P20])" office:value-type="float" office:value="0.43598086" calcext:value-type="float">
            <text:p>0.43598086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5" calcext:value-type="float">
            <text:p>45</text:p>
          </table:table-cell>
          <table:table-cell table:formula="of:=[.D22]/1000" office:value-type="float" office:value="0.045" calcext:value-type="float">
            <text:p>0.045</text:p>
          </table:table-cell>
          <table:table-cell table:formula="of:=[.D22]/[.B22]" office:value-type="float" office:value="0.0009" calcext:value-type="float">
            <text:p>0.0009</text:p>
          </table:table-cell>
          <table:table-cell table:formula="of:=[.E22]/[.B22]" office:value-type="float" office:value="0.0000009" calcext:value-type="float">
            <text:p>9.00E-07</text:p>
          </table:table-cell>
          <table:table-cell office:value-type="float" office:value="19234" calcext:value-type="float">
            <text:p>19234</text:p>
          </table:table-cell>
          <table:table-cell table:formula="of:=[.B22]-[.H22]" office:value-type="float" office:value="30766" calcext:value-type="float">
            <text:p>30766</text:p>
          </table:table-cell>
          <table:table-cell table:formula="of:=[.H22]/([.H22]+[.I22])" office:value-type="float" office:value="0.38468" calcext:value-type="float">
            <text:p>0.38468</text:p>
          </table:table-cell>
          <table:table-cell office:value-type="float" office:value="8532" calcext:value-type="float">
            <text:p>8532</text:p>
          </table:table-cell>
          <table:table-cell table:formula="of:=[.K22]/1000" office:value-type="float" office:value="8.532" calcext:value-type="float">
            <text:p>8.532</text:p>
          </table:table-cell>
          <table:table-cell table:formula="of:=[.K22]/[.B22]" office:value-type="float" office:value="0.17064" calcext:value-type="float">
            <text:p>0.17064</text:p>
          </table:table-cell>
          <table:table-cell table:formula="of:=[.L22]/[.B22]" office:value-type="float" office:value="0.00017064" calcext:value-type="float">
            <text:p>1.71E-04</text:p>
          </table:table-cell>
          <table:table-cell office:value-type="float" office:value="19279" calcext:value-type="float">
            <text:p>19279</text:p>
          </table:table-cell>
          <table:table-cell table:formula="of:=[.B22]-[.O22]" office:value-type="float" office:value="30721" calcext:value-type="float">
            <text:p>30721</text:p>
          </table:table-cell>
          <table:table-cell table:formula="of:=[.O22]/([.O22]+[.P22])" office:value-type="float" office:value="0.38558" calcext:value-type="float">
            <text:p>0.38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70" calcext:value-type="float">
            <text:p>470</text:p>
          </table:table-cell>
          <table:table-cell table:formula="of:=[.D23]/1000" office:value-type="float" office:value="0.47" calcext:value-type="float">
            <text:p>0.47</text:p>
          </table:table-cell>
          <table:table-cell table:formula="of:=[.D23]/[.B23]" office:value-type="float" office:value="0.00094" calcext:value-type="float">
            <text:p>0.00094</text:p>
          </table:table-cell>
          <table:table-cell table:formula="of:=[.E23]/[.B23]" office:value-type="float" office:value="0.00000094" calcext:value-type="float">
            <text:p>9.40E-07</text:p>
          </table:table-cell>
          <table:table-cell office:value-type="float" office:value="215448" calcext:value-type="float">
            <text:p>215448</text:p>
          </table:table-cell>
          <table:table-cell table:formula="of:=[.B23]-[.H23]" office:value-type="float" office:value="284552" calcext:value-type="float">
            <text:p>284552</text:p>
          </table:table-cell>
          <table:table-cell table:formula="of:=[.H23]/([.H23]+[.I23])" office:value-type="float" office:value="0.430896" calcext:value-type="float">
            <text:p>0.430896</text:p>
          </table:table-cell>
          <table:table-cell office:value-type="float" office:value="90993" calcext:value-type="float">
            <text:p>90993</text:p>
          </table:table-cell>
          <table:table-cell table:formula="of:=[.K23]/1000" office:value-type="float" office:value="90.993" calcext:value-type="float">
            <text:p>90.993</text:p>
          </table:table-cell>
          <table:table-cell table:formula="of:=[.K23]/[.B23]" office:value-type="float" office:value="0.181986" calcext:value-type="float">
            <text:p>0.181986</text:p>
          </table:table-cell>
          <table:table-cell table:formula="of:=[.L23]/[.B23]" office:value-type="float" office:value="0.000181986" calcext:value-type="float">
            <text:p>1.82E-04</text:p>
          </table:table-cell>
          <table:table-cell office:value-type="float" office:value="215478" calcext:value-type="float">
            <text:p>215478</text:p>
          </table:table-cell>
          <table:table-cell table:formula="of:=[.B23]-[.O23]" office:value-type="float" office:value="284522" calcext:value-type="float">
            <text:p>284522</text:p>
          </table:table-cell>
          <table:table-cell table:formula="of:=[.O23]/([.O23]+[.P23])"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590" calcext:value-type="float">
            <text:p>4590</text:p>
          </table:table-cell>
          <table:table-cell table:formula="of:=[.D24]/1000" office:value-type="float" office:value="4.59" calcext:value-type="float">
            <text:p>4.59</text:p>
          </table:table-cell>
          <table:table-cell table:formula="of:=[.D24]/[.B24]" office:value-type="float" office:value="0.000918" calcext:value-type="float">
            <text:p>0.000918</text:p>
          </table:table-cell>
          <table:table-cell table:formula="of:=[.E24]/[.B24]" office:value-type="float" office:value="0.000000918" calcext:value-type="float">
            <text:p>9.18E-07</text:p>
          </table:table-cell>
          <table:table-cell office:value-type="float" office:value="2178284" calcext:value-type="float">
            <text:p>2178284</text:p>
          </table:table-cell>
          <table:table-cell table:formula="of:=[.B24]-[.H24]" office:value-type="float" office:value="2821716" calcext:value-type="float">
            <text:p>2821716</text:p>
          </table:table-cell>
          <table:table-cell table:formula="of:=[.H24]/([.H24]+[.I24])" office:value-type="float" office:value="0.4356568" calcext:value-type="float">
            <text:p>0.4356568</text:p>
          </table:table-cell>
          <table:table-cell office:value-type="float" office:value="938810" calcext:value-type="float">
            <text:p>938810</text:p>
          </table:table-cell>
          <table:table-cell table:formula="of:=[.K24]/1000" office:value-type="float" office:value="938.81" calcext:value-type="float">
            <text:p>938.81</text:p>
          </table:table-cell>
          <table:table-cell table:formula="of:=[.K24]/[.B24]" office:value-type="float" office:value="0.187762" calcext:value-type="float">
            <text:p>0.187762</text:p>
          </table:table-cell>
          <table:table-cell table:formula="of:=[.L24]/[.B24]" office:value-type="float" office:value="0.000187762" calcext:value-type="float">
            <text:p>1.88E-04</text:p>
          </table:table-cell>
          <table:table-cell office:value-type="float" office:value="2177001" calcext:value-type="float">
            <text:p>2177001</text:p>
          </table:table-cell>
          <table:table-cell table:formula="of:=[.B24]-[.O24]" office:value-type="float" office:value="2822999" calcext:value-type="float">
            <text:p>2822999</text:p>
          </table:table-cell>
          <table:table-cell table:formula="of:=[.O24]/([.O24]+[.P24])" office:value-type="float" office:value="0.4354002" calcext:value-type="float">
            <text:p>0.435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788" calcext:value-type="float">
            <text:p>47788</text:p>
          </table:table-cell>
          <table:table-cell table:formula="of:=[.D25]/1000" office:value-type="float" office:value="47.788" calcext:value-type="float">
            <text:p>47.788</text:p>
          </table:table-cell>
          <table:table-cell table:formula="of:=[.D25]/[.B25]" office:value-type="float" office:value="0.00095576" calcext:value-type="float">
            <text:p>0.00095576</text:p>
          </table:table-cell>
          <table:table-cell table:formula="of:=[.E25]/[.B25]" office:value-type="float" office:value="0.00000095576" calcext:value-type="float">
            <text:p>9.56E-07</text:p>
          </table:table-cell>
          <table:table-cell office:value-type="float" office:value="21801236" calcext:value-type="float">
            <text:p>21801236</text:p>
          </table:table-cell>
          <table:table-cell table:formula="of:=[.B25]-[.H25]" office:value-type="float" office:value="28198764" calcext:value-type="float">
            <text:p>28198764</text:p>
          </table:table-cell>
          <table:table-cell table:formula="of:=[.H25]/([.H25]+[.I25])" office:value-type="float" office:value="0.43602472" calcext:value-type="float">
            <text:p>0.43602472</text:p>
          </table:table-cell>
          <table:table-cell table:style-name="ce2" office:value-type="float" office:value="9142640" calcext:value-type="float">
            <text:p>9.14E+06</text:p>
          </table:table-cell>
          <table:table-cell table:formula="of:=[.K25]/1000" office:value-type="float" office:value="9142.64" calcext:value-type="float">
            <text:p>9142.64</text:p>
          </table:table-cell>
          <table:table-cell table:formula="of:=[.K25]/[.B25]" office:value-type="float" office:value="0.1828528" calcext:value-type="float">
            <text:p>0.1828528</text:p>
          </table:table-cell>
          <table:table-cell table:formula="of:=[.L25]/[.B25]" office:value-type="float" office:value="0.0001828528" calcext:value-type="float">
            <text:p>1.83E-04</text:p>
          </table:table-cell>
          <table:table-cell office:value-type="float" office:value="21801817" calcext:value-type="float">
            <text:p>21801817</text:p>
          </table:table-cell>
          <table:table-cell table:formula="of:=[.B25]-[.O25]" office:value-type="float" office:value="28198183" calcext:value-type="float">
            <text:p>28198183</text:p>
          </table:table-cell>
          <table:table-cell table:formula="of:=[.O25]/([.O25]+[.P25])" office:value-type="float" office:value="0.43603634" calcext:value-type="float">
            <text:p>0.436036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25000" calcext:value-type="string">
            <text:p>0-25000</text:p>
          </table:table-cell>
          <table:table-cell table:formula="of:=([.D2] + [.D7] + [.D12] + [.D17] + [.D22])/5" office:value-type="float" office:value="47.8" calcext:value-type="float">
            <text:p>47.8</text:p>
          </table:table-cell>
          <table:table-cell table:formula="of:=([.E2] + [.E7] + [.E12] + [.E17] + [.E22])/5" office:value-type="float" office:value="0.0478" calcext:value-type="float">
            <text:p>0.0478</text:p>
          </table:table-cell>
          <table:table-cell table:formula="of:=([.F2] + [.F7] + [.F12] + [.F17] + [.F22])/5" office:value-type="float" office:value="0.000956" calcext:value-type="float">
            <text:p>0.000956</text:p>
          </table:table-cell>
          <table:table-cell table:style-name="Default" table:formula="of:=([.G2] + [.G7] + [.G12] + [.G17] + [.G22])/5" office:value-type="float" office:value="0.000000956" calcext:value-type="float">
            <text:p>9.56E-07</text:p>
          </table:table-cell>
          <table:table-cell table:formula="of:=([.H2] + [.H7] + [.H12] + [.H17] + [.H22])/5" office:value-type="float" office:value="19217.6" calcext:value-type="float">
            <text:p>19217.6</text:p>
          </table:table-cell>
          <table:table-cell table:formula="of:=([.I2] + [.I7] + [.I12] + [.I17] + [.I22])/5" office:value-type="float" office:value="30782.4" calcext:value-type="float">
            <text:p>30782.4</text:p>
          </table:table-cell>
          <table:table-cell table:formula="of:=([.J2] + [.J7] + [.J12] + [.J17] + [.J22])/5" office:value-type="float" office:value="0.384352" calcext:value-type="float">
            <text:p>0.384352</text:p>
          </table:table-cell>
          <table:table-cell table:formula="of:=([.K2] + [.K7] + [.K12] + [.K17] + [.K22])/5" office:value-type="float" office:value="8244.8" calcext:value-type="float">
            <text:p>8244.8</text:p>
          </table:table-cell>
          <table:table-cell table:formula="of:=([.L2] + [.L7] + [.L12] + [.L17] + [.L22])/5" office:value-type="float" office:value="8.2448" calcext:value-type="float">
            <text:p>8.2448</text:p>
          </table:table-cell>
          <table:table-cell table:formula="of:=([.M2] + [.M7] + [.M12] + [.M17] + [.M22])/5" office:value-type="float" office:value="0.164896" calcext:value-type="float">
            <text:p>0.164896</text:p>
          </table:table-cell>
          <table:table-cell table:style-name="Default" table:formula="of:=([.N2] + [.N7] + [.N12] + [.N17] + [.N22])/5" office:value-type="float" office:value="0.000164896" calcext:value-type="float">
            <text:p>0.000164896</text:p>
          </table:table-cell>
          <table:table-cell table:formula="of:=([.O2] + [.O7] + [.O12] + [.O17] + [.O22])/5" office:value-type="float" office:value="19222.2" calcext:value-type="float">
            <text:p>19222.2</text:p>
          </table:table-cell>
          <table:table-cell table:formula="of:=([.P2] + [.P7] + [.P12] + [.P17] + [.P22])/5" office:value-type="float" office:value="30777.8" calcext:value-type="float">
            <text:p>30777.8</text:p>
          </table:table-cell>
          <table:table-cell table:formula="of:=([.Q2] + [.Q7] + [.Q12] + [.Q17] + [.Q22])/5" office:value-type="float" office:value="0.384444" calcext:value-type="float">
            <text:p>0.3844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25000" calcext:value-type="string">
            <text:p>0-25000</text:p>
          </table:table-cell>
          <table:table-cell table:formula="of:=([.D3] + [.D8] + [.D13] + [.D18] + [.D23])/5" office:value-type="float" office:value="456.8" calcext:value-type="float">
            <text:p>456.8</text:p>
          </table:table-cell>
          <table:table-cell table:formula="of:=([.E3] + [.E8] + [.E13] + [.E18] + [.E23])/5" office:value-type="float" office:value="0.4568" calcext:value-type="float">
            <text:p>0.4568</text:p>
          </table:table-cell>
          <table:table-cell table:formula="of:=([.F3] + [.F8] + [.F13] + [.F18] + [.F23])/5" office:value-type="float" office:value="0.0009136" calcext:value-type="float">
            <text:p>0.0009136</text:p>
          </table:table-cell>
          <table:table-cell table:style-name="Default" table:formula="of:=([.G3] + [.G8] + [.G13] + [.G18] + [.G23])/5" office:value-type="float" office:value="0.0000009136" calcext:value-type="float">
            <text:p>9.136E-07</text:p>
          </table:table-cell>
          <table:table-cell table:formula="of:=([.H3] + [.H8] + [.H13] + [.H18] + [.H23])/5" office:value-type="float" office:value="215384.2" calcext:value-type="float">
            <text:p>215384.2</text:p>
          </table:table-cell>
          <table:table-cell table:formula="of:=([.I3] + [.I8] + [.I13] + [.I18] + [.I23])/5" office:value-type="float" office:value="284615.8" calcext:value-type="float">
            <text:p>284615.8</text:p>
          </table:table-cell>
          <table:table-cell table:formula="of:=([.J3] + [.J8] + [.J13] + [.J18] + [.J23])/5" office:value-type="float" office:value="0.4307684" calcext:value-type="float">
            <text:p>0.4307684</text:p>
          </table:table-cell>
          <table:table-cell table:formula="of:=([.K3] + [.K8] + [.K13] + [.K18] + [.K23])/5" office:value-type="float" office:value="90186.2" calcext:value-type="float">
            <text:p>90186.2</text:p>
          </table:table-cell>
          <table:table-cell table:formula="of:=([.L3] + [.L8] + [.L13] + [.L18] + [.L23])/5" office:value-type="float" office:value="90.1862" calcext:value-type="float">
            <text:p>90.1862</text:p>
          </table:table-cell>
          <table:table-cell table:formula="of:=([.M3] + [.M8] + [.M13] + [.M18] + [.M23])/5" office:value-type="float" office:value="0.1803724" calcext:value-type="float">
            <text:p>0.1803724</text:p>
          </table:table-cell>
          <table:table-cell table:style-name="Default" table:formula="of:=([.N3] + [.N8] + [.N13] + [.N18] + [.N23])/5" office:value-type="float" office:value="0.0001803724" calcext:value-type="float">
            <text:p>0.0001803724</text:p>
          </table:table-cell>
          <table:table-cell table:formula="of:=([.O3] + [.O8] + [.O13] + [.O18] + [.O23])/5" office:value-type="float" office:value="215429.2" calcext:value-type="float">
            <text:p>215429.2</text:p>
          </table:table-cell>
          <table:table-cell table:formula="of:=([.P3] + [.P8] + [.P13] + [.P18] + [.P23])/5" office:value-type="float" office:value="284570.8" calcext:value-type="float">
            <text:p>284570.8</text:p>
          </table:table-cell>
          <table:table-cell table:formula="of:=([.Q3] + [.Q8] + [.Q13] + [.Q18] + [.Q23])/5" office:value-type="float" office:value="0.4308584" calcext:value-type="float">
            <text:p>0.43085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25000" calcext:value-type="string">
            <text:p>0-25000</text:p>
          </table:table-cell>
          <table:table-cell table:formula="of:=([.D4] + [.D9] + [.D14] + [.D19] + [.D24])/5" office:value-type="float" office:value="4522.6" calcext:value-type="float">
            <text:p>4522.6</text:p>
          </table:table-cell>
          <table:table-cell table:formula="of:=([.E4] + [.E9] + [.E14] + [.E19] + [.E24])/5" office:value-type="float" office:value="4.5226" calcext:value-type="float">
            <text:p>4.5226</text:p>
          </table:table-cell>
          <table:table-cell table:formula="of:=([.F4] + [.F9] + [.F14] + [.F19] + [.F24])/5" office:value-type="float" office:value="0.00090452" calcext:value-type="float">
            <text:p>0.00090452</text:p>
          </table:table-cell>
          <table:table-cell table:style-name="Default" table:formula="of:=([.G4] + [.G9] + [.G14] + [.G19] + [.G24])/5" office:value-type="float" office:value="0.00000090452" calcext:value-type="float">
            <text:p>9.0452E-07</text:p>
          </table:table-cell>
          <table:table-cell table:formula="of:=([.H4] + [.H9] + [.H14] + [.H19] + [.H24])/5" office:value-type="float" office:value="2177741.2" calcext:value-type="float">
            <text:p>2177741.2</text:p>
          </table:table-cell>
          <table:table-cell table:formula="of:=([.I4] + [.I9] + [.I14] + [.I19] + [.I24])/5" office:value-type="float" office:value="2822258.8" calcext:value-type="float">
            <text:p>2822258.8</text:p>
          </table:table-cell>
          <table:table-cell table:formula="of:=([.J4] + [.J9] + [.J14] + [.J19] + [.J24])/5" office:value-type="float" office:value="0.43554824" calcext:value-type="float">
            <text:p>0.43554824</text:p>
          </table:table-cell>
          <table:table-cell table:formula="of:=([.K4] + [.K9] + [.K14] + [.K19] + [.K24])/5" office:value-type="float" office:value="912645" calcext:value-type="float">
            <text:p>912645</text:p>
          </table:table-cell>
          <table:table-cell table:formula="of:=([.L4] + [.L9] + [.L14] + [.L19] + [.L24])/5" office:value-type="float" office:value="912.645" calcext:value-type="float">
            <text:p>912.645</text:p>
          </table:table-cell>
          <table:table-cell table:formula="of:=([.M4] + [.M9] + [.M14] + [.M19] + [.M24])/5" office:value-type="float" office:value="0.182529" calcext:value-type="float">
            <text:p>0.182529</text:p>
          </table:table-cell>
          <table:table-cell table:style-name="Default" table:formula="of:=([.N4] + [.N9] + [.N14] + [.N19] + [.N24])/5" office:value-type="float" office:value="0.000182529" calcext:value-type="float">
            <text:p>0.000182529</text:p>
          </table:table-cell>
          <table:table-cell table:formula="of:=([.O4] + [.O9] + [.O14] + [.O19] + [.O24])/5" office:value-type="float" office:value="2177904.4" calcext:value-type="float">
            <text:p>2177904.4</text:p>
          </table:table-cell>
          <table:table-cell table:formula="of:=([.P4] + [.P9] + [.P14] + [.P19] + [.P24])/5" office:value-type="float" office:value="2822095.6" calcext:value-type="float">
            <text:p>2822095.6</text:p>
          </table:table-cell>
          <table:table-cell table:formula="of:=([.Q4] + [.Q9] + [.Q14] + [.Q19] + [.Q24])/5" office:value-type="float" office:value="0.43558088" calcext:value-type="float">
            <text:p>0.43558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25000" calcext:value-type="string">
            <text:p>0-25000</text:p>
          </table:table-cell>
          <table:table-cell table:formula="of:=([.D5] + [.D10] + [.D15] + [.D20] + [.D25])/5" office:value-type="float" office:value="51948" calcext:value-type="float">
            <text:p>51948</text:p>
          </table:table-cell>
          <table:table-cell table:formula="of:=([.E5] + [.E10] + [.E15] + [.E20] + [.E25])/5" office:value-type="float" office:value="51.948" calcext:value-type="float">
            <text:p>51.948</text:p>
          </table:table-cell>
          <table:table-cell table:formula="of:=([.F5] + [.F10] + [.F15] + [.F20] + [.F25])/5" office:value-type="float" office:value="0.00103896" calcext:value-type="float">
            <text:p>0.00103896</text:p>
          </table:table-cell>
          <table:table-cell table:style-name="Default" table:formula="of:=([.G5] + [.G10] + [.G15] + [.G20] + [.G25])/5" office:value-type="float" office:value="0.00000103896" calcext:value-type="float">
            <text:p>1.03896E-06</text:p>
          </table:table-cell>
          <table:table-cell table:formula="of:=([.H5] + [.H10] + [.H15] + [.H20] + [.H25])/5" office:value-type="float" office:value="21803870.8" calcext:value-type="float">
            <text:p>21803870.8</text:p>
          </table:table-cell>
          <table:table-cell table:formula="of:=([.I5] + [.I10] + [.I15] + [.I20] + [.I25])/5" office:value-type="float" office:value="28196129.2" calcext:value-type="float">
            <text:p>28196129.2</text:p>
          </table:table-cell>
          <table:table-cell table:formula="of:=([.J5] + [.J10] + [.J15] + [.J20] + [.J25])/5" office:value-type="float" office:value="0.436077416" calcext:value-type="float">
            <text:p>0.436077416</text:p>
          </table:table-cell>
          <table:table-cell table:formula="of:=([.K5] + [.K10] + [.K15] + [.K20] + [.K25])/5" office:value-type="float" office:value="9594102" calcext:value-type="float">
            <text:p>9594102</text:p>
          </table:table-cell>
          <table:table-cell table:formula="of:=([.L5] + [.L10] + [.L15] + [.L20] + [.L25])/5" office:value-type="float" office:value="9594.102" calcext:value-type="float">
            <text:p>9594.102</text:p>
          </table:table-cell>
          <table:table-cell table:formula="of:=([.M5] + [.M10] + [.M15] + [.M20] + [.M25])/5" office:value-type="float" office:value="0.19188204" calcext:value-type="float">
            <text:p>0.19188204</text:p>
          </table:table-cell>
          <table:table-cell table:style-name="Default" table:formula="of:=([.N5] + [.N10] + [.N15] + [.N20] + [.N25])/5" office:value-type="float" office:value="0.00019188204" calcext:value-type="float">
            <text:p>0.00019188204</text:p>
          </table:table-cell>
          <table:table-cell table:formula="of:=([.O5] + [.O10] + [.O15] + [.O20] + [.O25])/5" office:value-type="float" office:value="21803659.2" calcext:value-type="float">
            <text:p>21803659.2</text:p>
          </table:table-cell>
          <table:table-cell table:formula="of:=([.P5] + [.P10] + [.P15] + [.P20] + [.P25])/5" office:value-type="float" office:value="28196340.8" calcext:value-type="float">
            <text:p>28196340.8</text:p>
          </table:table-cell>
          <table:table-cell table:formula="of:=([.Q5] + [.Q10] + [.Q15] + [.Q20] + [.Q25])/5" office:value-type="float" office:value="0.436073184" calcext:value-type="float">
            <text:p>0.436073184</text:p>
          </table:table-cell>
        </table:table-row>
      </table:table>
      <table:table table:name="RANDOM, CACHE 10000, ENTRY RANGE 0-500000" table:style-name="ta1">
        <table:shapes>
          <draw:frame draw:z-index="0" draw:style-name="gr1" draw:text-style-name="P1" svg:width="453.46pt" svg:height="300.42pt" svg:x="1088.79pt" svg:y="319.24pt">
            <draw:object draw:notify-on-update-of-range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B27:'RANDOM, CACHE 10000, ENTRY RANGE 0-500000'.B30 'RANDOM, CACHE 10000, ENTRY RANGE 0-500000'.L1:'RANDOM, CACHE 10000, ENTRY RANGE 0-500000'.L1 'RANDOM, CACHE 10000, ENTRY RANGE 0-500000'.L27:'RANDOM, CACHE 10000, ENTRY RANGE 0-500000'.L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300.42pt" svg:x="1088.02pt" svg:y="12.81pt">
            <draw:object draw:notify-on-update-of-ranges="'RANDOM, CACHE 10000, ENTRY RANGE 0-500000'.B2:'RANDOM, CACHE 10000, ENTRY RANGE 0-500000'.B5 'RANDOM, CACHE 10000, ENTRY RANGE 0-500000'.E1:'RANDOM, CACHE 10000, ENTRY RANGE 0-500000'.E1 'RANDOM, CACHE 10000, ENTRY RANGE 0-500000'.E2:'RANDOM, CACHE 10000, ENTRY RANGE 0-500000'.E5 'RANDOM, CACHE 10000, ENTRY RANGE 0-500000'.B2:'RANDOM, CACHE 10000, ENTRY RANGE 0-500000'.B5 'RANDOM, CACHE 10000, ENTRY RANGE 0-500000'.L1:'RANDOM, CACHE 10000, ENTRY RANGE 0-500000'.L1 'RANDOM, CACHE 10000, ENTRY RANGE 0-500000'.L2:'RANDOM, CACHE 10000, ENTRY RANGE 0-500000'.L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46pt" svg:height="300.42pt" svg:x="1536.04pt" svg:y="320pt">
            <draw:object draw:notify-on-update-of-range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B27:'RANDOM, CACHE 10000, ENTRY RANGE 0-500000'.B30 'RANDOM, CACHE 10000, ENTRY RANGE 0-500000'.N1:'RANDOM, CACHE 10000, ENTRY RANGE 0-500000'.N1 'RANDOM, CACHE 10000, ENTRY RANGE 0-500000'.N27:'RANDOM, CACHE 10000, ENTRY RANGE 0-500000'.N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00</text:p>
          </table:table-cell>
          <table:table-cell office:value-type="float" office:value="69" calcext:value-type="float">
            <text:p>69</text:p>
          </table:table-cell>
          <table:table-cell table:formula="of:=[.D2]/1000" office:value-type="float" office:value="0.069" calcext:value-type="float">
            <text:p>0.069</text:p>
          </table:table-cell>
          <table:table-cell table:formula="of:=[.D2]/[.B2]" office:value-type="float" office:value="0.00138" calcext:value-type="float">
            <text:p>0.00138</text:p>
          </table:table-cell>
          <table:table-cell table:formula="of:=[.E2]/[.B2]" office:value-type="float" office:value="0.00000138" calcext:value-type="float">
            <text:p>1.38E-06</text:p>
          </table:table-cell>
          <table:table-cell office:value-type="float" office:value="13523" calcext:value-type="float">
            <text:p>13523</text:p>
          </table:table-cell>
          <table:table-cell table:formula="of:=[.B2]-[.H2]" office:value-type="float" office:value="36477" calcext:value-type="float">
            <text:p>36477</text:p>
          </table:table-cell>
          <table:table-cell table:formula="of:=[.H2]/([.H2]+[.I2])" office:value-type="float" office:value="0.27046" calcext:value-type="float">
            <text:p>0.27046</text:p>
          </table:table-cell>
          <table:table-cell office:value-type="float" office:value="8939" calcext:value-type="float">
            <text:p>8939</text:p>
          </table:table-cell>
          <table:table-cell table:formula="of:=[.K2]/1000" office:value-type="float" office:value="8.939" calcext:value-type="float">
            <text:p>8.939</text:p>
          </table:table-cell>
          <table:table-cell table:formula="of:=[.K2]/[.B2]" office:value-type="float" office:value="0.17878" calcext:value-type="float">
            <text:p>0.17878</text:p>
          </table:table-cell>
          <table:table-cell table:formula="of:=[.L2]/[.B2]" office:value-type="float" office:value="0.00017878" calcext:value-type="float">
            <text:p>1.79E-04</text:p>
          </table:table-cell>
          <table:table-cell office:value-type="float" office:value="13466" calcext:value-type="float">
            <text:p>13466</text:p>
          </table:table-cell>
          <table:table-cell table:formula="of:=[.B2]-[.O2]" office:value-type="float" office:value="36534" calcext:value-type="float">
            <text:p>36534</text:p>
          </table:table-cell>
          <table:table-cell table:formula="of:=[.O2]/([.O2]+[.P2])" office:value-type="float" office:value="0.26932" calcext:value-type="float">
            <text:p>0.269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00</text:p>
          </table:table-cell>
          <table:table-cell office:value-type="float" office:value="453" calcext:value-type="float">
            <text:p>453</text:p>
          </table:table-cell>
          <table:table-cell table:formula="of:=[.D3]/1000" office:value-type="float" office:value="0.453" calcext:value-type="float">
            <text:p>0.453</text:p>
          </table:table-cell>
          <table:table-cell table:formula="of:=[.D3]/[.B3]" office:value-type="float" office:value="0.000906" calcext:value-type="float">
            <text:p>0.000906</text:p>
          </table:table-cell>
          <table:table-cell table:formula="of:=[.E3]/[.B3]" office:value-type="float" office:value="0.000000906" calcext:value-type="float">
            <text:p>9.06E-07</text:p>
          </table:table-cell>
          <table:table-cell office:value-type="float" office:value="150910" calcext:value-type="float">
            <text:p>150910</text:p>
          </table:table-cell>
          <table:table-cell table:formula="of:=[.B3]-[.H3]" office:value-type="float" office:value="349090" calcext:value-type="float">
            <text:p>349090</text:p>
          </table:table-cell>
          <table:table-cell table:formula="of:=[.H3]/([.H3]+[.I3])" office:value-type="float" office:value="0.30182" calcext:value-type="float">
            <text:p>0.30182</text:p>
          </table:table-cell>
          <table:table-cell office:value-type="float" office:value="97056" calcext:value-type="float">
            <text:p>97056</text:p>
          </table:table-cell>
          <table:table-cell table:formula="of:=[.K3]/1000" office:value-type="float" office:value="97.056" calcext:value-type="float">
            <text:p>97.056</text:p>
          </table:table-cell>
          <table:table-cell table:formula="of:=[.K3]/[.B3]" office:value-type="float" office:value="0.194112" calcext:value-type="float">
            <text:p>0.194112</text:p>
          </table:table-cell>
          <table:table-cell table:formula="of:=[.L3]/[.B3]" office:value-type="float" office:value="0.000194112" calcext:value-type="float">
            <text:p>1.94E-04</text:p>
          </table:table-cell>
          <table:table-cell office:value-type="float" office:value="150290" calcext:value-type="float">
            <text:p>150290</text:p>
          </table:table-cell>
          <table:table-cell table:formula="of:=[.B3]-[.O3]" office:value-type="float" office:value="349710" calcext:value-type="float">
            <text:p>349710</text:p>
          </table:table-cell>
          <table:table-cell table:formula="of:=[.O3]/([.O3]+[.P3])" office:value-type="float" office:value="0.30058" calcext:value-type="float">
            <text:p>0.30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00</text:p>
          </table:table-cell>
          <table:table-cell office:value-type="float" office:value="4621" calcext:value-type="float">
            <text:p>4621</text:p>
          </table:table-cell>
          <table:table-cell table:formula="of:=[.D4]/1000" office:value-type="float" office:value="4.621" calcext:value-type="float">
            <text:p>4.621</text:p>
          </table:table-cell>
          <table:table-cell table:formula="of:=[.D4]/[.B4]" office:value-type="float" office:value="0.0009242" calcext:value-type="float">
            <text:p>0.0009242</text:p>
          </table:table-cell>
          <table:table-cell table:formula="of:=[.E4]/[.B4]" office:value-type="float" office:value="0.0000009242" calcext:value-type="float">
            <text:p>9.24E-07</text:p>
          </table:table-cell>
          <table:table-cell office:value-type="float" office:value="1525183" calcext:value-type="float">
            <text:p>1525183</text:p>
          </table:table-cell>
          <table:table-cell table:formula="of:=[.B4]-[.H4]" office:value-type="float" office:value="3474817" calcext:value-type="float">
            <text:p>3474817</text:p>
          </table:table-cell>
          <table:table-cell table:formula="of:=[.H4]/([.H4]+[.I4])" office:value-type="float" office:value="0.3050366" calcext:value-type="float">
            <text:p>0.3050366</text:p>
          </table:table-cell>
          <table:table-cell office:value-type="float" office:value="987296" calcext:value-type="float">
            <text:p>987296</text:p>
          </table:table-cell>
          <table:table-cell table:formula="of:=[.K4]/1000" office:value-type="float" office:value="987.296" calcext:value-type="float">
            <text:p>987.296</text:p>
          </table:table-cell>
          <table:table-cell table:formula="of:=[.K4]/[.B4]" office:value-type="float" office:value="0.1974592" calcext:value-type="float">
            <text:p>0.1974592</text:p>
          </table:table-cell>
          <table:table-cell table:formula="of:=[.L4]/[.B4]" office:value-type="float" office:value="0.0001974592" calcext:value-type="float">
            <text:p>1.97E-04</text:p>
          </table:table-cell>
          <table:table-cell office:value-type="float" office:value="1524097" calcext:value-type="float">
            <text:p>1524097</text:p>
          </table:table-cell>
          <table:table-cell table:formula="of:=[.B4]-[.O4]" office:value-type="float" office:value="3475903" calcext:value-type="float">
            <text:p>3475903</text:p>
          </table:table-cell>
          <table:table-cell table:formula="of:=[.O4]/([.O4]+[.P4])" office:value-type="float" office:value="0.3048194" calcext:value-type="float">
            <text:p>0.3048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00</text:p>
          </table:table-cell>
          <table:table-cell/>
          <table:table-cell table:formula="of:=[.D5]/1000" office:value-type="float" office:value="0" calcext:value-type="float">
            <text:p>0</text:p>
          </table:table-cell>
          <table:table-cell table:formula="of:=[.D5]/[.B5]" office:value-type="float" office:value="0" calcext:value-type="float">
            <text:p>0</text:p>
          </table:table-cell>
          <table:table-cell table:formula="of:=[.E5]/[.B5]" office:value-type="float" office:value="0" calcext:value-type="float">
            <text:p>0.00E+00</text:p>
          </table:table-cell>
          <table:table-cell/>
          <table:table-cell table:formula="of:=[.B5]-[.H5]" office:value-type="float" office:value="50000000" calcext:value-type="float">
            <text:p>50000000</text:p>
          </table:table-cell>
          <table:table-cell table:formula="of:=[.H5]/([.H5]+[.I5])" office:value-type="float" office:value="0" calcext:value-type="float">
            <text:p>0</text:p>
          </table:table-cell>
          <table:table-cell/>
          <table:table-cell table:formula="of:=[.K5]/1000" office:value-type="float" office:value="0" calcext:value-type="float">
            <text:p>0</text:p>
          </table:table-cell>
          <table:table-cell table:formula="of:=[.K5]/[.B5]" office:value-type="float" office:value="0" calcext:value-type="float">
            <text:p>0</text:p>
          </table:table-cell>
          <table:table-cell table:formula="of:=[.L5]/[.B5]" office:value-type="float" office:value="0" calcext:value-type="float">
            <text:p>0.00E+00</text:p>
          </table:table-cell>
          <table:table-cell/>
          <table:table-cell table:formula="of:=[.B5]-[.O5]" office:value-type="float" office:value="50000000" calcext:value-type="float">
            <text:p>50000000</text:p>
          </table:table-cell>
          <table:table-cell table:formula="of:=[.O5]/([.O5]+[.P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7]/1000" office:value-type="float" office:value="0.043" calcext:value-type="float">
            <text:p>0.043</text:p>
          </table:table-cell>
          <table:table-cell table:formula="of:=[.D7]/[.B7]" office:value-type="float" office:value="0.00086" calcext:value-type="float">
            <text:p>0.00086</text:p>
          </table:table-cell>
          <table:table-cell table:formula="of:=[.E7]/[.B7]" office:value-type="float" office:value="0.00000086" calcext:value-type="float">
            <text:p>8.60E-07</text:p>
          </table:table-cell>
          <table:table-cell office:value-type="float" office:value="13464" calcext:value-type="float">
            <text:p>13464</text:p>
          </table:table-cell>
          <table:table-cell table:formula="of:=[.B7]-[.H7]" office:value-type="float" office:value="36536" calcext:value-type="float">
            <text:p>36536</text:p>
          </table:table-cell>
          <table:table-cell table:formula="of:=[.H7]/([.H7]+[.I7])" office:value-type="float" office:value="0.26928" calcext:value-type="float">
            <text:p>0.26928</text:p>
          </table:table-cell>
          <table:table-cell office:value-type="float" office:value="8961" calcext:value-type="float">
            <text:p>8961</text:p>
          </table:table-cell>
          <table:table-cell table:formula="of:=[.K7]/1000" office:value-type="float" office:value="8.961" calcext:value-type="float">
            <text:p>8.961</text:p>
          </table:table-cell>
          <table:table-cell table:formula="of:=[.K7]/[.B7]" office:value-type="float" office:value="0.17922" calcext:value-type="float">
            <text:p>0.17922</text:p>
          </table:table-cell>
          <table:table-cell table:formula="of:=[.L7]/[.B7]" office:value-type="float" office:value="0.00017922" calcext:value-type="float">
            <text:p>1.79E-04</text:p>
          </table:table-cell>
          <table:table-cell office:value-type="float" office:value="13535" calcext:value-type="float">
            <text:p>13535</text:p>
          </table:table-cell>
          <table:table-cell table:formula="of:=[.B7]-[.O7]" office:value-type="float" office:value="36465" calcext:value-type="float">
            <text:p>36465</text:p>
          </table:table-cell>
          <table:table-cell table:formula="of:=[.O7]/([.O7]+[.P7])" office:value-type="float" office:value="0.2707" calcext:value-type="float">
            <text:p>0.27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75" calcext:value-type="float">
            <text:p>475</text:p>
          </table:table-cell>
          <table:table-cell table:formula="of:=[.D8]/1000" office:value-type="float" office:value="0.475" calcext:value-type="float">
            <text:p>0.475</text:p>
          </table:table-cell>
          <table:table-cell table:formula="of:=[.D8]/[.B8]" office:value-type="float" office:value="0.00095" calcext:value-type="float">
            <text:p>0.00095</text:p>
          </table:table-cell>
          <table:table-cell table:formula="of:=[.E8]/[.B8]" office:value-type="float" office:value="0.00000095" calcext:value-type="float">
            <text:p>9.50E-07</text:p>
          </table:table-cell>
          <table:table-cell office:value-type="float" office:value="150964" calcext:value-type="float">
            <text:p>150964</text:p>
          </table:table-cell>
          <table:table-cell table:formula="of:=[.B8]-[.H8]" office:value-type="float" office:value="349036" calcext:value-type="float">
            <text:p>349036</text:p>
          </table:table-cell>
          <table:table-cell table:formula="of:=[.H8]/([.H8]+[.I8])" office:value-type="float" office:value="0.301928" calcext:value-type="float">
            <text:p>0.301928</text:p>
          </table:table-cell>
          <table:table-cell office:value-type="float" office:value="97360" calcext:value-type="float">
            <text:p>97360</text:p>
          </table:table-cell>
          <table:table-cell table:formula="of:=[.K8]/1000" office:value-type="float" office:value="97.36" calcext:value-type="float">
            <text:p>97.36</text:p>
          </table:table-cell>
          <table:table-cell table:formula="of:=[.K8]/[.B8]" office:value-type="float" office:value="0.19472" calcext:value-type="float">
            <text:p>0.19472</text:p>
          </table:table-cell>
          <table:table-cell table:formula="of:=[.L8]/[.B8]" office:value-type="float" office:value="0.00019472" calcext:value-type="float">
            <text:p>1.95E-04</text:p>
          </table:table-cell>
          <table:table-cell office:value-type="float" office:value="150838" calcext:value-type="float">
            <text:p>150838</text:p>
          </table:table-cell>
          <table:table-cell table:formula="of:=[.B8]-[.O8]" office:value-type="float" office:value="349162" calcext:value-type="float">
            <text:p>349162</text:p>
          </table:table-cell>
          <table:table-cell table:formula="of:=[.O8]/([.O8]+[.P8])" office:value-type="float" office:value="0.301676" calcext:value-type="float">
            <text:p>0.3016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647" calcext:value-type="float">
            <text:p>4647</text:p>
          </table:table-cell>
          <table:table-cell table:formula="of:=[.D9]/1000" office:value-type="float" office:value="4.647" calcext:value-type="float">
            <text:p>4.647</text:p>
          </table:table-cell>
          <table:table-cell table:formula="of:=[.D9]/[.B9]" office:value-type="float" office:value="0.0009294" calcext:value-type="float">
            <text:p>0.0009294</text:p>
          </table:table-cell>
          <table:table-cell table:formula="of:=[.E9]/[.B9]" office:value-type="float" office:value="0.0000009294" calcext:value-type="float">
            <text:p>9.29E-07</text:p>
          </table:table-cell>
          <table:table-cell office:value-type="float" office:value="1522298" calcext:value-type="float">
            <text:p>1522298</text:p>
          </table:table-cell>
          <table:table-cell table:formula="of:=[.B9]-[.H9]" office:value-type="float" office:value="3477702" calcext:value-type="float">
            <text:p>3477702</text:p>
          </table:table-cell>
          <table:table-cell table:formula="of:=[.H9]/([.H9]+[.I9])" office:value-type="float" office:value="0.3044596" calcext:value-type="float">
            <text:p>0.3044596</text:p>
          </table:table-cell>
          <table:table-cell office:value-type="float" office:value="979972" calcext:value-type="float">
            <text:p>979972</text:p>
          </table:table-cell>
          <table:table-cell table:formula="of:=[.K9]/1000" office:value-type="float" office:value="979.972" calcext:value-type="float">
            <text:p>979.972</text:p>
          </table:table-cell>
          <table:table-cell table:formula="of:=[.K9]/[.B9]" office:value-type="float" office:value="0.1959944" calcext:value-type="float">
            <text:p>0.1959944</text:p>
          </table:table-cell>
          <table:table-cell table:formula="of:=[.L9]/[.B9]" office:value-type="float" office:value="0.0001959944" calcext:value-type="float">
            <text:p>1.96E-04</text:p>
          </table:table-cell>
          <table:table-cell office:value-type="float" office:value="1524591" calcext:value-type="float">
            <text:p>1524591</text:p>
          </table:table-cell>
          <table:table-cell table:formula="of:=[.B9]-[.O9]" office:value-type="float" office:value="3475409" calcext:value-type="float">
            <text:p>3475409</text:p>
          </table:table-cell>
          <table:table-cell table:formula="of:=[.O9]/([.O9]+[.P9])" office:value-type="float" office:value="0.3049182" calcext:value-type="float">
            <text:p>0.3049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10]/1000" office:value-type="float" office:value="0" calcext:value-type="float">
            <text:p>0</text:p>
          </table:table-cell>
          <table:table-cell table:formula="of:=[.D10]/[.B10]" office:value-type="float" office:value="0" calcext:value-type="float">
            <text:p>0</text:p>
          </table:table-cell>
          <table:table-cell table:formula="of:=[.E10]/[.B10]" office:value-type="float" office:value="0" calcext:value-type="float">
            <text:p>0.00E+00</text:p>
          </table:table-cell>
          <table:table-cell/>
          <table:table-cell table:formula="of:=[.B10]-[.H10]" office:value-type="float" office:value="50000000" calcext:value-type="float">
            <text:p>50000000</text:p>
          </table:table-cell>
          <table:table-cell table:formula="of:=[.H10]/([.H10]+[.I10])" office:value-type="float" office:value="0" calcext:value-type="float">
            <text:p>0</text:p>
          </table:table-cell>
          <table:table-cell/>
          <table:table-cell table:formula="of:=[.K10]/1000" office:value-type="float" office:value="0" calcext:value-type="float">
            <text:p>0</text:p>
          </table:table-cell>
          <table:table-cell table:formula="of:=[.K10]/[.B10]" office:value-type="float" office:value="0" calcext:value-type="float">
            <text:p>0</text:p>
          </table:table-cell>
          <table:table-cell table:formula="of:=[.L10]/[.B10]" office:value-type="float" office:value="0" calcext:value-type="float">
            <text:p>0.00E+00</text:p>
          </table:table-cell>
          <table:table-cell/>
          <table:table-cell table:formula="of:=[.B10]-[.O10]" office:value-type="float" office:value="50000000" calcext:value-type="float">
            <text:p>50000000</text:p>
          </table:table-cell>
          <table:table-cell table:formula="of:=[.O10]/([.O10]+[.P1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56" calcext:value-type="float">
            <text:p>56</text:p>
          </table:table-cell>
          <table:table-cell table:formula="of:=[.D12]/1000" office:value-type="float" office:value="0.056" calcext:value-type="float">
            <text:p>0.056</text:p>
          </table:table-cell>
          <table:table-cell table:formula="of:=[.D12]/[.B12]" office:value-type="float" office:value="0.00112" calcext:value-type="float">
            <text:p>0.00112</text:p>
          </table:table-cell>
          <table:table-cell table:formula="of:=[.E12]/[.B12]" office:value-type="float" office:value="0.00000112" calcext:value-type="float">
            <text:p>1.12E-06</text:p>
          </table:table-cell>
          <table:table-cell office:value-type="float" office:value="13508" calcext:value-type="float">
            <text:p>13508</text:p>
          </table:table-cell>
          <table:table-cell table:formula="of:=[.B12]-[.H12]" office:value-type="float" office:value="36492" calcext:value-type="float">
            <text:p>36492</text:p>
          </table:table-cell>
          <table:table-cell table:formula="of:=[.H12]/([.H12]+[.I12])" office:value-type="float" office:value="0.27016" calcext:value-type="float">
            <text:p>0.27016</text:p>
          </table:table-cell>
          <table:table-cell office:value-type="float" office:value="8710" calcext:value-type="float">
            <text:p>8710</text:p>
          </table:table-cell>
          <table:table-cell table:formula="of:=[.K12]/1000" office:value-type="float" office:value="8.71" calcext:value-type="float">
            <text:p>8.71</text:p>
          </table:table-cell>
          <table:table-cell table:formula="of:=[.K12]/[.B12]" office:value-type="float" office:value="0.1742" calcext:value-type="float">
            <text:p>0.1742</text:p>
          </table:table-cell>
          <table:table-cell table:formula="of:=[.L12]/[.B12]" office:value-type="float" office:value="0.0001742" calcext:value-type="float">
            <text:p>1.74E-04</text:p>
          </table:table-cell>
          <table:table-cell office:value-type="float" office:value="13691" calcext:value-type="float">
            <text:p>13691</text:p>
          </table:table-cell>
          <table:table-cell table:formula="of:=[.B12]-[.O12]" office:value-type="float" office:value="36309" calcext:value-type="float">
            <text:p>36309</text:p>
          </table:table-cell>
          <table:table-cell table:formula="of:=[.O12]/([.O12]+[.P12])" office:value-type="float" office:value="0.27382" calcext:value-type="float">
            <text:p>0.273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566" calcext:value-type="float">
            <text:p>566</text:p>
          </table:table-cell>
          <table:table-cell table:formula="of:=[.D13]/1000" office:value-type="float" office:value="0.566" calcext:value-type="float">
            <text:p>0.566</text:p>
          </table:table-cell>
          <table:table-cell table:formula="of:=[.D13]/[.B13]" office:value-type="float" office:value="0.001132" calcext:value-type="float">
            <text:p>0.001132</text:p>
          </table:table-cell>
          <table:table-cell table:formula="of:=[.E13]/[.B13]" office:value-type="float" office:value="0.000001132" calcext:value-type="float">
            <text:p>1.13E-06</text:p>
          </table:table-cell>
          <table:table-cell office:value-type="float" office:value="151151" calcext:value-type="float">
            <text:p>151151</text:p>
          </table:table-cell>
          <table:table-cell table:formula="of:=[.B13]-[.H13]" office:value-type="float" office:value="348849" calcext:value-type="float">
            <text:p>348849</text:p>
          </table:table-cell>
          <table:table-cell table:formula="of:=[.H13]/([.H13]+[.I13])" office:value-type="float" office:value="0.302302" calcext:value-type="float">
            <text:p>0.302302</text:p>
          </table:table-cell>
          <table:table-cell office:value-type="float" office:value="97355" calcext:value-type="float">
            <text:p>97355</text:p>
          </table:table-cell>
          <table:table-cell table:formula="of:=[.K13]/1000" office:value-type="float" office:value="97.355" calcext:value-type="float">
            <text:p>97.355</text:p>
          </table:table-cell>
          <table:table-cell table:formula="of:=[.K13]/[.B13]" office:value-type="float" office:value="0.19471" calcext:value-type="float">
            <text:p>0.19471</text:p>
          </table:table-cell>
          <table:table-cell table:formula="of:=[.L13]/[.B13]" office:value-type="float" office:value="0.00019471" calcext:value-type="float">
            <text:p>1.95E-04</text:p>
          </table:table-cell>
          <table:table-cell office:value-type="float" office:value="151142" calcext:value-type="float">
            <text:p>151142</text:p>
          </table:table-cell>
          <table:table-cell table:formula="of:=[.B13]-[.O13]" office:value-type="float" office:value="348858" calcext:value-type="float">
            <text:p>348858</text:p>
          </table:table-cell>
          <table:table-cell table:formula="of:=[.O13]/([.O13]+[.P13])" office:value-type="float" office:value="0.302284" calcext:value-type="float">
            <text:p>0.302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office:value-type="float" office:value="4511" calcext:value-type="float">
            <text:p>4511</text:p>
          </table:table-cell>
          <table:table-cell table:formula="of:=[.D14]/1000" office:value-type="float" office:value="4.511" calcext:value-type="float">
            <text:p>4.511</text:p>
          </table:table-cell>
          <table:table-cell table:formula="of:=[.D14]/[.B14]" office:value-type="float" office:value="0.0009022" calcext:value-type="float">
            <text:p>0.0009022</text:p>
          </table:table-cell>
          <table:table-cell table:formula="of:=[.E14]/[.B14]" office:value-type="float" office:value="0.0000009022" calcext:value-type="float">
            <text:p>9.02E-07</text:p>
          </table:table-cell>
          <table:table-cell office:value-type="float" office:value="1522848" calcext:value-type="float">
            <text:p>1522848</text:p>
          </table:table-cell>
          <table:table-cell table:formula="of:=[.B14]-[.H14]" office:value-type="float" office:value="3477152" calcext:value-type="float">
            <text:p>3477152</text:p>
          </table:table-cell>
          <table:table-cell table:formula="of:=[.H14]/([.H14]+[.I14])" office:value-type="float" office:value="0.3045696" calcext:value-type="float">
            <text:p>0.3045696</text:p>
          </table:table-cell>
          <table:table-cell office:value-type="float" office:value="986025" calcext:value-type="float">
            <text:p>986025</text:p>
          </table:table-cell>
          <table:table-cell table:formula="of:=[.K14]/1000" office:value-type="float" office:value="986.025" calcext:value-type="float">
            <text:p>986.025</text:p>
          </table:table-cell>
          <table:table-cell table:formula="of:=[.K14]/[.B14]" office:value-type="float" office:value="0.197205" calcext:value-type="float">
            <text:p>0.197205</text:p>
          </table:table-cell>
          <table:table-cell table:formula="of:=[.L14]/[.B14]" office:value-type="float" office:value="0.000197205" calcext:value-type="float">
            <text:p>1.97E-04</text:p>
          </table:table-cell>
          <table:table-cell office:value-type="float" office:value="1523079" calcext:value-type="float">
            <text:p>1523079</text:p>
          </table:table-cell>
          <table:table-cell table:formula="of:=[.B14]-[.O14]" office:value-type="float" office:value="3476921" calcext:value-type="float">
            <text:p>3476921</text:p>
          </table:table-cell>
          <table:table-cell table:formula="of:=[.O14]/([.O14]+[.P14])" office:value-type="float" office:value="0.3046158" calcext:value-type="float">
            <text:p>0.30461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15]/1000" office:value-type="float" office:value="0" calcext:value-type="float">
            <text:p>0</text:p>
          </table:table-cell>
          <table:table-cell table:formula="of:=[.D15]/[.B15]" office:value-type="float" office:value="0" calcext:value-type="float">
            <text:p>0</text:p>
          </table:table-cell>
          <table:table-cell table:formula="of:=[.E15]/[.B15]" office:value-type="float" office:value="0" calcext:value-type="float">
            <text:p>0.00E+00</text:p>
          </table:table-cell>
          <table:table-cell/>
          <table:table-cell table:formula="of:=[.B15]-[.H15]" office:value-type="float" office:value="50000000" calcext:value-type="float">
            <text:p>50000000</text:p>
          </table:table-cell>
          <table:table-cell table:formula="of:=[.H15]/([.H15]+[.I15])" office:value-type="float" office:value="0" calcext:value-type="float">
            <text:p>0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float" office:value="0" calcext:value-type="float">
            <text:p>0</text:p>
          </table:table-cell>
          <table:table-cell table:formula="of:=[.L15]/[.B15]" office:value-type="float" office:value="0" calcext:value-type="float">
            <text:p>0.00E+00</text:p>
          </table:table-cell>
          <table:table-cell/>
          <table:table-cell table:formula="of:=[.B15]-[.O15]" office:value-type="float" office:value="50000000" calcext:value-type="float">
            <text:p>50000000</text:p>
          </table:table-cell>
          <table:table-cell table:formula="of:=[.O15]/([.O15]+[.P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5" calcext:value-type="float">
            <text:p>45</text:p>
          </table:table-cell>
          <table:table-cell table:formula="of:=[.D17]/1000" office:value-type="float" office:value="0.045" calcext:value-type="float">
            <text:p>0.045</text:p>
          </table:table-cell>
          <table:table-cell table:formula="of:=[.D17]/[.B17]" office:value-type="float" office:value="0.0009" calcext:value-type="float">
            <text:p>0.0009</text:p>
          </table:table-cell>
          <table:table-cell table:formula="of:=[.E17]/[.B17]" office:value-type="float" office:value="0.0000009" calcext:value-type="float">
            <text:p>9.00E-07</text:p>
          </table:table-cell>
          <table:table-cell office:value-type="float" office:value="13474" calcext:value-type="float">
            <text:p>13474</text:p>
          </table:table-cell>
          <table:table-cell table:formula="of:=[.B17]-[.H17]" office:value-type="float" office:value="36526" calcext:value-type="float">
            <text:p>36526</text:p>
          </table:table-cell>
          <table:table-cell table:formula="of:=[.H17]/([.H17]+[.I17])" office:value-type="float" office:value="0.26948" calcext:value-type="float">
            <text:p>0.26948</text:p>
          </table:table-cell>
          <table:table-cell office:value-type="float" office:value="8829" calcext:value-type="float">
            <text:p>8829</text:p>
          </table:table-cell>
          <table:table-cell table:formula="of:=[.K17]/1000" office:value-type="float" office:value="8.829" calcext:value-type="float">
            <text:p>8.829</text:p>
          </table:table-cell>
          <table:table-cell table:formula="of:=[.K17]/[.B17]" office:value-type="float" office:value="0.17658" calcext:value-type="float">
            <text:p>0.17658</text:p>
          </table:table-cell>
          <table:table-cell table:formula="of:=[.L17]/[.B17]" office:value-type="float" office:value="0.00017658" calcext:value-type="float">
            <text:p>1.77E-04</text:p>
          </table:table-cell>
          <table:table-cell office:value-type="float" office:value="13426" calcext:value-type="float">
            <text:p>13426</text:p>
          </table:table-cell>
          <table:table-cell table:formula="of:=[.B17]-[.O17]" office:value-type="float" office:value="36574" calcext:value-type="float">
            <text:p>36574</text:p>
          </table:table-cell>
          <table:table-cell table:formula="of:=[.O17]/([.O17]+[.P17])" office:value-type="float" office:value="0.26852" calcext:value-type="float">
            <text:p>0.26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2" calcext:value-type="float">
            <text:p>462</text:p>
          </table:table-cell>
          <table:table-cell table:formula="of:=[.D18]/1000" office:value-type="float" office:value="0.462" calcext:value-type="float">
            <text:p>0.462</text:p>
          </table:table-cell>
          <table:table-cell table:formula="of:=[.D18]/[.B18]" office:value-type="float" office:value="0.000924" calcext:value-type="float">
            <text:p>0.000924</text:p>
          </table:table-cell>
          <table:table-cell table:formula="of:=[.E18]/[.B18]" office:value-type="float" office:value="0.000000924" calcext:value-type="float">
            <text:p>9.24E-07</text:p>
          </table:table-cell>
          <table:table-cell office:value-type="float" office:value="151016" calcext:value-type="float">
            <text:p>151016</text:p>
          </table:table-cell>
          <table:table-cell table:formula="of:=[.B18]-[.H18]" office:value-type="float" office:value="348984" calcext:value-type="float">
            <text:p>348984</text:p>
          </table:table-cell>
          <table:table-cell table:formula="of:=[.H18]/([.H18]+[.I18])" office:value-type="float" office:value="0.302032" calcext:value-type="float">
            <text:p>0.302032</text:p>
          </table:table-cell>
          <table:table-cell office:value-type="float" office:value="97132" calcext:value-type="float">
            <text:p>97132</text:p>
          </table:table-cell>
          <table:table-cell table:formula="of:=[.K18]/1000" office:value-type="float" office:value="97.132" calcext:value-type="float">
            <text:p>97.132</text:p>
          </table:table-cell>
          <table:table-cell table:formula="of:=[.K18]/[.B18]" office:value-type="float" office:value="0.194264" calcext:value-type="float">
            <text:p>0.194264</text:p>
          </table:table-cell>
          <table:table-cell table:formula="of:=[.L18]/[.B18]" office:value-type="float" office:value="0.000194264" calcext:value-type="float">
            <text:p>1.94E-04</text:p>
          </table:table-cell>
          <table:table-cell office:value-type="float" office:value="151335" calcext:value-type="float">
            <text:p>151335</text:p>
          </table:table-cell>
          <table:table-cell table:formula="of:=[.B18]-[.O18]" office:value-type="float" office:value="348665" calcext:value-type="float">
            <text:p>348665</text:p>
          </table:table-cell>
          <table:table-cell table:formula="of:=[.O18]/([.O18]+[.P18])" office:value-type="float" office:value="0.30267" calcext:value-type="float">
            <text:p>0.302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19]/1000" office:value-type="float" office:value="0" calcext:value-type="float">
            <text:p>0</text:p>
          </table:table-cell>
          <table:table-cell table:formula="of:=[.D19]/[.B19]" office:value-type="float" office:value="0" calcext:value-type="float">
            <text:p>0</text:p>
          </table:table-cell>
          <table:table-cell table:formula="of:=[.E19]/[.B19]" office:value-type="float" office:value="0" calcext:value-type="float">
            <text:p>0.00E+00</text:p>
          </table:table-cell>
          <table:table-cell/>
          <table:table-cell table:formula="of:=[.B19]-[.H19]" office:value-type="float" office:value="5000000" calcext:value-type="float">
            <text:p>5000000</text:p>
          </table:table-cell>
          <table:table-cell table:formula="of:=[.H19]/([.H19]+[.I19])" office:value-type="float" office:value="0" calcext:value-type="float">
            <text:p>0</text:p>
          </table:table-cell>
          <table:table-cell/>
          <table:table-cell table:formula="of:=[.K19]/1000" office:value-type="float" office:value="0" calcext:value-type="float">
            <text:p>0</text:p>
          </table:table-cell>
          <table:table-cell table:formula="of:=[.K19]/[.B19]" office:value-type="float" office:value="0" calcext:value-type="float">
            <text:p>0</text:p>
          </table:table-cell>
          <table:table-cell table:formula="of:=[.L19]/[.B19]" office:value-type="float" office:value="0" calcext:value-type="float">
            <text:p>0.00E+00</text:p>
          </table:table-cell>
          <table:table-cell/>
          <table:table-cell table:formula="of:=[.B19]-[.O19]" office:value-type="float" office:value="5000000" calcext:value-type="float">
            <text:p>5000000</text:p>
          </table:table-cell>
          <table:table-cell table:formula="of:=[.O19]/([.O19]+[.P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20]/1000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formula="of:=[.E20]/[.B20]" office:value-type="float" office:value="0" calcext:value-type="float">
            <text:p>0.00E+00</text:p>
          </table:table-cell>
          <table:table-cell/>
          <table:table-cell table:formula="of:=[.B20]-[.H20]" office:value-type="float" office:value="50000000" calcext:value-type="float">
            <text:p>50000000</text:p>
          </table:table-cell>
          <table:table-cell table:formula="of:=[.H20]/([.H20]+[.I20])" office:value-type="float" office:value="0" calcext:value-type="float">
            <text:p>0</text:p>
          </table:table-cell>
          <table:table-cell/>
          <table:table-cell table:formula="of:=[.K20]/1000" office:value-type="float" office:value="0" calcext:value-type="float">
            <text:p>0</text:p>
          </table:table-cell>
          <table:table-cell table:formula="of:=[.K20]/[.B20]" office:value-type="float" office:value="0" calcext:value-type="float">
            <text:p>0</text:p>
          </table:table-cell>
          <table:table-cell table:formula="of:=[.L20]/[.B20]" office:value-type="float" office:value="0" calcext:value-type="float">
            <text:p>0.00E+00</text:p>
          </table:table-cell>
          <table:table-cell/>
          <table:table-cell table:formula="of:=[.B20]-[.O20]" office:value-type="float" office:value="50000000" calcext:value-type="float">
            <text:p>50000000</text:p>
          </table:table-cell>
          <table:table-cell table:formula="of:=[.O20]/([.O20]+[.P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office:value-type="float" office:value="43" calcext:value-type="float">
            <text:p>43</text:p>
          </table:table-cell>
          <table:table-cell table:formula="of:=[.D22]/1000" office:value-type="float" office:value="0.043" calcext:value-type="float">
            <text:p>0.043</text:p>
          </table:table-cell>
          <table:table-cell table:formula="of:=[.D22]/[.B22]" office:value-type="float" office:value="0.00086" calcext:value-type="float">
            <text:p>0.00086</text:p>
          </table:table-cell>
          <table:table-cell table:formula="of:=[.E22]/[.B22]" office:value-type="float" office:value="0.00000086" calcext:value-type="float">
            <text:p>8.60E-07</text:p>
          </table:table-cell>
          <table:table-cell office:value-type="float" office:value="13502" calcext:value-type="float">
            <text:p>13502</text:p>
          </table:table-cell>
          <table:table-cell table:formula="of:=[.B22]-[.H22]" office:value-type="float" office:value="36498" calcext:value-type="float">
            <text:p>36498</text:p>
          </table:table-cell>
          <table:table-cell table:formula="of:=[.H22]/([.H22]+[.I22])" office:value-type="float" office:value="0.27004" calcext:value-type="float">
            <text:p>0.27004</text:p>
          </table:table-cell>
          <table:table-cell office:value-type="float" office:value="8846" calcext:value-type="float">
            <text:p>8846</text:p>
          </table:table-cell>
          <table:table-cell table:formula="of:=[.K22]/1000" office:value-type="float" office:value="8.846" calcext:value-type="float">
            <text:p>8.846</text:p>
          </table:table-cell>
          <table:table-cell table:formula="of:=[.K22]/[.B22]" office:value-type="float" office:value="0.17692" calcext:value-type="float">
            <text:p>0.17692</text:p>
          </table:table-cell>
          <table:table-cell table:formula="of:=[.L22]/[.B22]" office:value-type="float" office:value="0.00017692" calcext:value-type="float">
            <text:p>1.77E-04</text:p>
          </table:table-cell>
          <table:table-cell office:value-type="float" office:value="13372" calcext:value-type="float">
            <text:p>13372</text:p>
          </table:table-cell>
          <table:table-cell table:formula="of:=[.B22]-[.O22]" office:value-type="float" office:value="36628" calcext:value-type="float">
            <text:p>36628</text:p>
          </table:table-cell>
          <table:table-cell table:formula="of:=[.O22]/([.O22]+[.P22])" office:value-type="float" office:value="0.26744" calcext:value-type="float">
            <text:p>0.26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office:value-type="float" office:value="469" calcext:value-type="float">
            <text:p>469</text:p>
          </table:table-cell>
          <table:table-cell table:formula="of:=[.D23]/1000" office:value-type="float" office:value="0.469" calcext:value-type="float">
            <text:p>0.469</text:p>
          </table:table-cell>
          <table:table-cell table:formula="of:=[.D23]/[.B23]" office:value-type="float" office:value="0.000938" calcext:value-type="float">
            <text:p>0.000938</text:p>
          </table:table-cell>
          <table:table-cell table:formula="of:=[.E23]/[.B23]" office:value-type="float" office:value="0.000000938" calcext:value-type="float">
            <text:p>9.38E-07</text:p>
          </table:table-cell>
          <table:table-cell office:value-type="float" office:value="150755" calcext:value-type="float">
            <text:p>150755</text:p>
          </table:table-cell>
          <table:table-cell table:formula="of:=[.B23]-[.H23]" office:value-type="float" office:value="349245" calcext:value-type="float">
            <text:p>349245</text:p>
          </table:table-cell>
          <table:table-cell table:formula="of:=[.H23]/([.H23]+[.I23])" office:value-type="float" office:value="0.30151" calcext:value-type="float">
            <text:p>0.30151</text:p>
          </table:table-cell>
          <table:table-cell office:value-type="float" office:value="97398" calcext:value-type="float">
            <text:p>97398</text:p>
          </table:table-cell>
          <table:table-cell table:formula="of:=[.K23]/1000" office:value-type="float" office:value="97.398" calcext:value-type="float">
            <text:p>97.398</text:p>
          </table:table-cell>
          <table:table-cell table:formula="of:=[.K23]/[.B23]" office:value-type="float" office:value="0.194796" calcext:value-type="float">
            <text:p>0.194796</text:p>
          </table:table-cell>
          <table:table-cell table:formula="of:=[.L23]/[.B23]" office:value-type="float" office:value="0.000194796" calcext:value-type="float">
            <text:p>1.95E-04</text:p>
          </table:table-cell>
          <table:table-cell office:value-type="float" office:value="150523" calcext:value-type="float">
            <text:p>150523</text:p>
          </table:table-cell>
          <table:table-cell table:formula="of:=[.B23]-[.O23]" office:value-type="float" office:value="349477" calcext:value-type="float">
            <text:p>349477</text:p>
          </table:table-cell>
          <table:table-cell table:formula="of:=[.O23]/([.O23]+[.P23])" office:value-type="float" office:value="0.301046" calcext:value-type="float">
            <text:p>0.3010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24]/1000"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formula="of:=[.E24]/[.B24]" office:value-type="float" office:value="0" calcext:value-type="float">
            <text:p>0.00E+00</text:p>
          </table:table-cell>
          <table:table-cell/>
          <table:table-cell table:formula="of:=[.B24]-[.H24]" office:value-type="float" office:value="5000000" calcext:value-type="float">
            <text:p>5000000</text:p>
          </table:table-cell>
          <table:table-cell table:formula="of:=[.H24]/([.H24]+[.I24])" office:value-type="float" office:value="0" calcext:value-type="float">
            <text:p>0</text:p>
          </table:table-cell>
          <table:table-cell/>
          <table:table-cell table:formula="of:=[.K24]/1000" office:value-type="float" office:value="0" calcext:value-type="float">
            <text:p>0</text:p>
          </table:table-cell>
          <table:table-cell table:formula="of:=[.K24]/[.B24]" office:value-type="float" office:value="0" calcext:value-type="float">
            <text:p>0</text:p>
          </table:table-cell>
          <table:table-cell table:formula="of:=[.L24]/[.B24]" office:value-type="float" office:value="0" calcext:value-type="float">
            <text:p>0.00E+00</text:p>
          </table:table-cell>
          <table:table-cell/>
          <table:table-cell table:formula="of:=[.B24]-[.O24]" office:value-type="float" office:value="5000000" calcext:value-type="float">
            <text:p>5000000</text:p>
          </table:table-cell>
          <table:table-cell table:formula="of:=[.O24]/([.O24]+[.P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25]/1000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  <table:table-cell table:formula="of:=[.E25]/[.B25]" office:value-type="float" office:value="0" calcext:value-type="float">
            <text:p>0.00E+00</text:p>
          </table:table-cell>
          <table:table-cell/>
          <table:table-cell table:formula="of:=[.B25]-[.H25]" office:value-type="float" office:value="50000000" calcext:value-type="float">
            <text:p>50000000</text:p>
          </table:table-cell>
          <table:table-cell table:formula="of:=[.H25]/([.H25]+[.I25])" office:value-type="float" office:value="0" calcext:value-type="float">
            <text:p>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formula="of:=[.K25]/[.B25]" office:value-type="float" office:value="0" calcext:value-type="float">
            <text:p>0</text:p>
          </table:table-cell>
          <table:table-cell table:formula="of:=[.L25]/[.B25]" office:value-type="float" office:value="0" calcext:value-type="float">
            <text:p>0.00E+00</text:p>
          </table:table-cell>
          <table:table-cell/>
          <table:table-cell table:formula="of:=[.B25]-[.O25]" office:value-type="float" office:value="50000000" calcext:value-type="float">
            <text:p>50000000</text:p>
          </table:table-cell>
          <table:table-cell table:formula="of:=[.O25]/([.O25]+[.P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table:formula="of:=([.D2] + [.D7] + [.D12] + [.D17] + [.D22])/5" office:value-type="float" office:value="51.2" calcext:value-type="float">
            <text:p>51.2</text:p>
          </table:table-cell>
          <table:table-cell table:formula="of:=([.E2] + [.E7] + [.E12] + [.E17] + [.E22])/5" office:value-type="float" office:value="0.0512" calcext:value-type="float">
            <text:p>0.0512</text:p>
          </table:table-cell>
          <table:table-cell table:formula="of:=([.F2] + [.F7] + [.F12] + [.F17] + [.F22])/5" office:value-type="float" office:value="0.001024" calcext:value-type="float">
            <text:p>0.001024</text:p>
          </table:table-cell>
          <table:table-cell table:style-name="Default" table:formula="of:=([.G2] + [.G7] + [.G12] + [.G17] + [.G22])/5" office:value-type="float" office:value="0.000001024" calcext:value-type="float">
            <text:p>1.024E-06</text:p>
          </table:table-cell>
          <table:table-cell table:formula="of:=([.H2] + [.H7] + [.H12] + [.H17] + [.H22])/5" office:value-type="float" office:value="13494.2" calcext:value-type="float">
            <text:p>13494.2</text:p>
          </table:table-cell>
          <table:table-cell table:formula="of:=([.I2] + [.I7] + [.I12] + [.I17] + [.I22])/5" office:value-type="float" office:value="36505.8" calcext:value-type="float">
            <text:p>36505.8</text:p>
          </table:table-cell>
          <table:table-cell table:formula="of:=([.J2] + [.J7] + [.J12] + [.J17] + [.J22])/5" office:value-type="float" office:value="0.269884" calcext:value-type="float">
            <text:p>0.269884</text:p>
          </table:table-cell>
          <table:table-cell table:formula="of:=([.K2] + [.K7] + [.K12] + [.K17] + [.K22])/5" office:value-type="float" office:value="8857" calcext:value-type="float">
            <text:p>8857</text:p>
          </table:table-cell>
          <table:table-cell table:formula="of:=([.L2] + [.L7] + [.L12] + [.L17] + [.L22])/5" office:value-type="float" office:value="8.857" calcext:value-type="float">
            <text:p>8.857</text:p>
          </table:table-cell>
          <table:table-cell table:formula="of:=([.M2] + [.M7] + [.M12] + [.M17] + [.M22])/5" office:value-type="float" office:value="0.17714" calcext:value-type="float">
            <text:p>0.17714</text:p>
          </table:table-cell>
          <table:table-cell table:style-name="Default" table:formula="of:=([.N2] + [.N7] + [.N12] + [.N17] + [.N22])/5" office:value-type="float" office:value="0.00017714" calcext:value-type="float">
            <text:p>0.00017714</text:p>
          </table:table-cell>
          <table:table-cell table:formula="of:=([.O2] + [.O7] + [.O12] + [.O17] + [.O22])/5" office:value-type="float" office:value="13498" calcext:value-type="float">
            <text:p>13498</text:p>
          </table:table-cell>
          <table:table-cell table:formula="of:=([.P2] + [.P7] + [.P12] + [.P17] + [.P22])/5" office:value-type="float" office:value="36502" calcext:value-type="float">
            <text:p>36502</text:p>
          </table:table-cell>
          <table:table-cell table:formula="of:=([.Q2] + [.Q7] + [.Q12] + [.Q17] + [.Q22])/5" office:value-type="float" office:value="0.26996" calcext:value-type="float">
            <text:p>0.2699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table:formula="of:=([.D3] + [.D8] + [.D13] + [.D18] + [.D23])/5" office:value-type="float" office:value="485" calcext:value-type="float">
            <text:p>485</text:p>
          </table:table-cell>
          <table:table-cell table:formula="of:=([.E3] + [.E8] + [.E13] + [.E18] + [.E23])/5" office:value-type="float" office:value="0.485" calcext:value-type="float">
            <text:p>0.485</text:p>
          </table:table-cell>
          <table:table-cell table:formula="of:=([.F3] + [.F8] + [.F13] + [.F18] + [.F23])/5" office:value-type="float" office:value="0.00097" calcext:value-type="float">
            <text:p>0.00097</text:p>
          </table:table-cell>
          <table:table-cell table:style-name="Default" table:formula="of:=([.G3] + [.G8] + [.G13] + [.G18] + [.G23])/5" office:value-type="float" office:value="0.00000097" calcext:value-type="float">
            <text:p>9.7E-07</text:p>
          </table:table-cell>
          <table:table-cell table:formula="of:=([.H3] + [.H8] + [.H13] + [.H18] + [.H23])/5" office:value-type="float" office:value="150959.2" calcext:value-type="float">
            <text:p>150959.2</text:p>
          </table:table-cell>
          <table:table-cell table:formula="of:=([.I3] + [.I8] + [.I13] + [.I18] + [.I23])/5" office:value-type="float" office:value="349040.8" calcext:value-type="float">
            <text:p>349040.8</text:p>
          </table:table-cell>
          <table:table-cell table:formula="of:=([.J3] + [.J8] + [.J13] + [.J18] + [.J23])/5" office:value-type="float" office:value="0.3019184" calcext:value-type="float">
            <text:p>0.3019184</text:p>
          </table:table-cell>
          <table:table-cell table:formula="of:=([.K3] + [.K8] + [.K13] + [.K18] + [.K23])/5" office:value-type="float" office:value="97260.2" calcext:value-type="float">
            <text:p>97260.2</text:p>
          </table:table-cell>
          <table:table-cell table:formula="of:=([.L3] + [.L8] + [.L13] + [.L18] + [.L23])/5" office:value-type="float" office:value="97.2602" calcext:value-type="float">
            <text:p>97.2602</text:p>
          </table:table-cell>
          <table:table-cell table:formula="of:=([.M3] + [.M8] + [.M13] + [.M18] + [.M23])/5" office:value-type="float" office:value="0.1945204" calcext:value-type="float">
            <text:p>0.1945204</text:p>
          </table:table-cell>
          <table:table-cell table:style-name="Default" table:formula="of:=([.N3] + [.N8] + [.N13] + [.N18] + [.N23])/5" office:value-type="float" office:value="0.0001945204" calcext:value-type="float">
            <text:p>0.0001945204</text:p>
          </table:table-cell>
          <table:table-cell table:formula="of:=([.O3] + [.O8] + [.O13] + [.O18] + [.O23])/5" office:value-type="float" office:value="150825.6" calcext:value-type="float">
            <text:p>150825.6</text:p>
          </table:table-cell>
          <table:table-cell table:formula="of:=([.P3] + [.P8] + [.P13] + [.P18] + [.P23])/5" office:value-type="float" office:value="349174.4" calcext:value-type="float">
            <text:p>349174.4</text:p>
          </table:table-cell>
          <table:table-cell table:formula="of:=([.Q3] + [.Q8] + [.Q13] + [.Q18] + [.Q23])/5" office:value-type="float" office:value="0.3016512" calcext:value-type="float">
            <text:p>0.301651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table:formula="of:=([.D4] + [.D9] + [.D14] + [.D19] + [.D24])/5" office:value-type="float" office:value="2755.8" calcext:value-type="float">
            <text:p>2755.8</text:p>
          </table:table-cell>
          <table:table-cell table:formula="of:=([.E4] + [.E9] + [.E14] + [.E19] + [.E24])/5" office:value-type="float" office:value="2.7558" calcext:value-type="float">
            <text:p>2.7558</text:p>
          </table:table-cell>
          <table:table-cell table:formula="of:=([.F4] + [.F9] + [.F14] + [.F19] + [.F24])/5" office:value-type="float" office:value="0.00055116" calcext:value-type="float">
            <text:p>0.00055116</text:p>
          </table:table-cell>
          <table:table-cell table:style-name="Default" table:formula="of:=([.G4] + [.G9] + [.G14] + [.G19] + [.G24])/5" office:value-type="float" office:value="0.00000055116" calcext:value-type="float">
            <text:p>5.5116E-07</text:p>
          </table:table-cell>
          <table:table-cell table:formula="of:=([.H4] + [.H9] + [.H14] + [.H19] + [.H24])/5" office:value-type="float" office:value="914065.8" calcext:value-type="float">
            <text:p>914065.8</text:p>
          </table:table-cell>
          <table:table-cell table:formula="of:=([.I4] + [.I9] + [.I14] + [.I19] + [.I24])/5" office:value-type="float" office:value="4085934.2" calcext:value-type="float">
            <text:p>4085934.2</text:p>
          </table:table-cell>
          <table:table-cell table:formula="of:=([.J4] + [.J9] + [.J14] + [.J19] + [.J24])/5" office:value-type="float" office:value="0.18281316" calcext:value-type="float">
            <text:p>0.18281316</text:p>
          </table:table-cell>
          <table:table-cell table:formula="of:=([.K4] + [.K9] + [.K14] + [.K19] + [.K24])/5" office:value-type="float" office:value="590658.6" calcext:value-type="float">
            <text:p>590658.6</text:p>
          </table:table-cell>
          <table:table-cell table:formula="of:=([.L4] + [.L9] + [.L14] + [.L19] + [.L24])/5" office:value-type="float" office:value="590.6586" calcext:value-type="float">
            <text:p>590.6586</text:p>
          </table:table-cell>
          <table:table-cell table:formula="of:=([.M4] + [.M9] + [.M14] + [.M19] + [.M24])/5" office:value-type="float" office:value="0.11813172" calcext:value-type="float">
            <text:p>0.11813172</text:p>
          </table:table-cell>
          <table:table-cell table:style-name="Default" table:formula="of:=([.N4] + [.N9] + [.N14] + [.N19] + [.N24])/5" office:value-type="float" office:value="0.00011813172" calcext:value-type="float">
            <text:p>0.00011813172</text:p>
          </table:table-cell>
          <table:table-cell table:formula="of:=([.O4] + [.O9] + [.O14] + [.O19] + [.O24])/5" office:value-type="float" office:value="914353.4" calcext:value-type="float">
            <text:p>914353.4</text:p>
          </table:table-cell>
          <table:table-cell table:formula="of:=([.P4] + [.P9] + [.P14] + [.P19] + [.P24])/5" office:value-type="float" office:value="4085646.6" calcext:value-type="float">
            <text:p>4085646.6</text:p>
          </table:table-cell>
          <table:table-cell table:formula="of:=([.Q4] + [.Q9] + [.Q14] + [.Q19] + [.Q24])/5" office:value-type="float" office:value="0.18287068" calcext:value-type="float">
            <text:p>0.1828706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table:formula="of:=([.D5] + [.D10] + [.D15] + [.D20] + [.D25])/5" office:value-type="float" office:value="0" calcext:value-type="float">
            <text:p>0</text:p>
          </table:table-cell>
          <table:table-cell table:formula="of:=([.E5] + [.E10] + [.E15] + [.E20] + [.E25])/5" office:value-type="float" office:value="0" calcext:value-type="float">
            <text:p>0</text:p>
          </table:table-cell>
          <table:table-cell table:formula="of:=([.F5] + [.F10] + [.F15] + [.F20] + [.F25])/5" office:value-type="float" office:value="0" calcext:value-type="float">
            <text:p>0</text:p>
          </table:table-cell>
          <table:table-cell table:style-name="Default" table:formula="of:=([.G5] + [.G10] + [.G15] + [.G20] + [.G25])/5" office:value-type="float" office:value="0" calcext:value-type="float">
            <text:p>0</text:p>
          </table:table-cell>
          <table:table-cell table:formula="of:=([.H5] + [.H10] + [.H15] + [.H20] + [.H25])/5" office:value-type="float" office:value="0" calcext:value-type="float">
            <text:p>0</text:p>
          </table:table-cell>
          <table:table-cell table:formula="of:=([.I5] + [.I10] + [.I15] + [.I20] + [.I25])/5" office:value-type="float" office:value="50000000" calcext:value-type="float">
            <text:p>50000000</text:p>
          </table:table-cell>
          <table:table-cell table:formula="of:=([.J5] + [.J10] + [.J15] + [.J20] + [.J25])/5" office:value-type="float" office:value="0" calcext:value-type="float">
            <text:p>0</text:p>
          </table:table-cell>
          <table:table-cell table:formula="of:=([.K5] + [.K10] + [.K15] + [.K20] + [.K25])/5" office:value-type="float" office:value="0" calcext:value-type="float">
            <text:p>0</text:p>
          </table:table-cell>
          <table:table-cell table:formula="of:=([.L5] + [.L10] + [.L15] + [.L20] + [.L25])/5" office:value-type="float" office:value="0" calcext:value-type="float">
            <text:p>0</text:p>
          </table:table-cell>
          <table:table-cell table:formula="of:=([.M5] + [.M10] + [.M15] + [.M20] + [.M25])/5" office:value-type="float" office:value="0" calcext:value-type="float">
            <text:p>0</text:p>
          </table:table-cell>
          <table:table-cell table:style-name="Default" table:formula="of:=([.N5] + [.N10] + [.N15] + [.N20] + [.N25])/5" office:value-type="float" office:value="0" calcext:value-type="float">
            <text:p>0</text:p>
          </table:table-cell>
          <table:table-cell table:formula="of:=([.O5] + [.O10] + [.O15] + [.O20] + [.O25])/5" office:value-type="float" office:value="0" calcext:value-type="float">
            <text:p>0</text:p>
          </table:table-cell>
          <table:table-cell table:formula="of:=([.P5] + [.P10] + [.P15] + [.P20] + [.P25])/5" office:value-type="float" office:value="50000000" calcext:value-type="float">
            <text:p>50000000</text:p>
          </table:table-cell>
          <table:table-cell table:formula="of:=([.Q5] + [.Q10] + [.Q15] + [.Q20] + [.Q25])/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5:09:20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7T11:04:08.990000000</dc:date>
    <meta:editing-duration>PT23H3M35S</meta:editing-duration>
    <meta:editing-cycles>37</meta:editing-cycles>
    <meta:document-statistic meta:table-count="4" meta:cell-count="2230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7.539cm" svg:y="0.433cm" chart:style-name="ch2">
          <text:p>LRU vs NAIVE LRU, RUNTIME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656cm" svg:y="1.337cm" chart:style-name="ch3">
          <text:p>Cache Size 10000, Entry Range 0-500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:'RANDOM, CACHE 10000, ENTRY RANGE 0-500000'.B5 'RANDOM, CACHE 10000, ENTRY RANGE 0-500000'.E1:'RANDOM, CACHE 10000, ENTRY RANGE 0-500000'.E5 'RANDOM, CACHE 10000, ENTRY RANGE 0-500000'.L1:'RANDOM, CACHE 10000, ENTRY RANGE 0-500000'.L5" chart:data-source-has-labels="row" svg:x="1.33cm" svg:y="2.231cm" svg:width="8.481cm" svg:height="7.176cm">
          <chartooo:coordinate-region svg:x="2.137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:'RANDOM, CACHE 10000, ENTRY RANGE 0-500000'.E5" chart:label-cell-address="'RANDOM, CACHE 10000, ENTRY RANGE 0-500000'.E1:'RANDOM, CACHE 10000, ENTRY RANGE 0-500000'.E1" chart:class="chart:scatter">
            <chart:domain table:cell-range-address="'RANDOM, CACHE 10000, ENTRY RANGE 0-500000'.B2:'RANDOM, CACHE 10000, ENTRY RANGE 0-500000'.B5"/>
            <chart:data-point chart:repeated="4"/>
          </chart:series>
          <chart:series chart:style-name="ch12" chart:values-cell-range-address="'RANDOM, CACHE 10000, ENTRY RANGE 0-500000'.L2:'RANDOM, CACHE 10000, ENTRY RANGE 0-500000'.L5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:'RANDOM, CACHE 10000, ENTRY RANGE 0-500000'.B5</svg:desc>
                </draw:g>
              </table:table-cell>
              <table:table-cell office:value-type="float" office:value="0.069">
                <text:p>0.069</text:p>
                <draw:g>
                  <svg:desc>'RANDOM, CACHE 10000, ENTRY RANGE 0-500000'.E2:'RANDOM, CACHE 10000, ENTRY RANGE 0-500000'.E5</svg:desc>
                </draw:g>
              </table:table-cell>
              <table:table-cell office:value-type="float" office:value="8.939">
                <text:p>8.939</text:p>
                <draw:g>
                  <svg:desc>'RANDOM, CACHE 10000, ENTRY RANGE 0-500000'.L2:'RANDOM, CACHE 10000, ENTRY RANGE 0-500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3">
                <text:p>0.453</text:p>
              </table:table-cell>
              <table:table-cell office:value-type="float" office:value="97.056">
                <text:p>97.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621">
                <text:p>4.621</text:p>
              </table:table-cell>
              <table:table-cell office:value-type="float" office:value="987.296">
                <text:p>987.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N1:'RANDOM, CACHE 10000, ENTRY RANGE 0-500000'.N1 'RANDOM, CACHE 10000, ENTRY RANGE 0-500000'.N27:'RANDOM, CACHE 10000, ENTRY RANGE 0-500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500000'.G27:'RANDOM, CACHE 10000, ENTRY RANGE 0-500000'.G30" chart:label-cell-address="'RANDOM, CACHE 10000, ENTRY RANGE 0-500000'.G1:'RANDOM, CACHE 10000, ENTRY RANGE 0-500000'.G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N27:'RANDOM, CACHE 10000, ENTRY RANGE 0-500000'.N30" chart:label-cell-address="'RANDOM, CACHE 10000, ENTRY RANGE 0-500000'.N1:'RANDOM, CACHE 10000, ENTRY RANGE 0-500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500000'.G1:'RANDOM, CACHE 10000, ENTRY RANGE 0-500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500000'.N1:'RANDOM, CACHE 10000, ENTRY RANGE 0-500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00001024">
                <text:p>0.000001024</text:p>
                <draw:g>
                  <svg:desc>'RANDOM, CACHE 10000, ENTRY RANGE 0-500000'.G27:'RANDOM, CACHE 10000, ENTRY RANGE 0-500000'.G30</svg:desc>
                </draw:g>
              </table:table-cell>
              <table:table-cell office:value-type="float" office:value="0.00017714">
                <text:p>0.00017714</text:p>
                <draw:g>
                  <svg:desc>'RANDOM, CACHE 10000, ENTRY RANGE 0-500000'.N27:'RANDOM, CACHE 10000, ENTRY RANGE 0-500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7">
                <text:p>0.00000097</text:p>
              </table:table-cell>
              <table:table-cell office:value-type="float" office:value="0.0001945204">
                <text:p>0.0001945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55116">
                <text:p>0.00000055116</text:p>
              </table:table-cell>
              <table:table-cell office:value-type="float" office:value="0.00011813172">
                <text:p>0.00011813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column-mapping="2 0" chart:style-name="ch1">
        <chart:title svg:x="3.193cm" svg:y="0.347cm" chart:style-name="ch2">
          <text:p>LRU vs NAIVE LRU, AVERAGE ACCESS TIME</text:p>
        </chart:title>
        <chart:subtitle svg:x="3.351cm" svg:y="1.337cm" chart:style-name="ch3">
          <text:p>Cache Size 100, Entry Range 0-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5000'.B37:'RANDOM, CACHE 100, ENTRY RANGE 0-5000'.B42 'RANDOM, CACHE 100, ENTRY RANGE 0-5000'.G1:'RANDOM, CACHE 100, ENTRY RANGE 0-5000'.G1 'RANDOM, CACHE 100, ENTRY RANGE 0-5000'.G37:'RANDOM, CACHE 100, ENTRY RANGE 0-500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5000'.G37:'RANDOM, CACHE 100, ENTRY RANGE 0-5000'.G42" chart:label-cell-address="'RANDOM, CACHE 100, ENTRY RANGE 0-5000'.G1:'RANDOM, CACHE 100, ENTRY RANGE 0-5000'.G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omain table:cell-range-address="'RANDOM, CACHE 100, ENTRY RANGE 0-250'.B37:'RANDOM, CACHE 100, ENTRY RANGE 0-250'.B4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5000'.G1:'RANDOM, CACHE 100, ENTRY RANGE 0-5000'.G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0016">
                <text:p>0.0000016</text:p>
                <draw:g>
                  <svg:desc>'RANDOM, CACHE 100, ENTRY RANGE 0-5000'.G37:'RANDOM, CACHE 100, ENTRY RANGE 0-5000'.G42</svg:desc>
                </draw:g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8">
                <text:p>0.0000008</text:p>
              </table:table-cell>
              <table:table-cell office:value-type="float" office:value="5000">
                <text:p>5000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936">
                <text:p>0.000000936</text:p>
              </table:table-cell>
              <table:table-cell office:value-type="float" office:value="50000">
                <text:p>50000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04">
                <text:p>0.000000904</text:p>
              </table:table-cell>
              <table:table-cell office:value-type="float" office:value="500000">
                <text:p>500000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8772">
                <text:p>0.0000008772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879428">
                <text:p>0.000000879428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7.604cm" svg:y="0.433cm" chart:style-name="ch2">
          <text:p>LRU vs NAIVE LRU, RUNTIME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08cm" svg:y="0.316cm" chart:style-name="ch2">
          <text:p>LRU vs NAIVE LRU, RUNTIME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762cm" svg:y="1.337cm" chart:style-name="ch3">
          <text:p>Cache Size 10000, Entry Range 0-25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:'RANDOM, CACHE 10000, ENTRY RANGE 0-25000'.B5 'RANDOM, CACHE 10000, ENTRY RANGE 0-25000'.E1:'RANDOM, CACHE 10000, ENTRY RANGE 0-25000'.E5 'RANDOM, CACHE 10000, ENTRY RANGE 0-25000'.L1:'RANDOM, CACHE 10000, ENTRY RANGE 0-25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:'RANDOM, CACHE 10000, ENTRY RANGE 0-25000'.E5" chart:label-cell-address="'RANDOM, CACHE 10000, ENTRY RANGE 0-25000'.E1:'RANDOM, CACHE 10000, ENTRY RANGE 0-25000'.E1" chart:class="chart:scatter">
            <chart:domain table:cell-range-address="'RANDOM, CACHE 10000, ENTRY RANGE 0-25000'.B2:'RANDOM, CACHE 10000, ENTRY RANGE 0-25000'.B5"/>
            <chart:data-point chart:repeated="4"/>
          </chart:series>
          <chart:series chart:style-name="ch12" chart:values-cell-range-address="'RANDOM, CACHE 10000, ENTRY RANGE 0-25000'.L2:'RANDOM, CACHE 10000, ENTRY RANGE 0-25000'.L5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:'RANDOM, CACHE 10000, ENTRY RANGE 0-25000'.B5</svg:desc>
                </draw:g>
              </table:table-cell>
              <table:table-cell office:value-type="float" office:value="0.038">
                <text:p>0.038</text:p>
                <draw:g>
                  <svg:desc>'RANDOM, CACHE 10000, ENTRY RANGE 0-25000'.E2:'RANDOM, CACHE 10000, ENTRY RANGE 0-25000'.E5</svg:desc>
                </draw:g>
              </table:table-cell>
              <table:table-cell office:value-type="float" office:value="7.663">
                <text:p>7.663</text:p>
                <draw:g>
                  <svg:desc>'RANDOM, CACHE 10000, ENTRY RANGE 0-25000'.L2:'RANDOM, CACHE 10000, ENTRY RANGE 0-25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86">
                <text:p>0.386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038">
                <text:p>4.038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5.831">
                <text:p>55.831</text:p>
              </table:table-cell>
              <table:table-cell office:value-type="float" office:value="9300.23">
                <text:p>9300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L1:'RANDOM, CACHE 10000, ENTRY RANGE 0-25000'.L1 'RANDOM, CACHE 10000, ENTRY RANGE 0-25000'.L27:'RANDOM, CACHE 10000, ENTRY RANGE 0-25000'.L30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7:'RANDOM, CACHE 10000, ENTRY RANGE 0-25000'.E30" chart:label-cell-address="'RANDOM, CACHE 10000, ENTRY RANGE 0-25000'.E1:'RANDOM, CACHE 10000, ENTRY RANGE 0-25000'.E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L27:'RANDOM, CACHE 10000, ENTRY RANGE 0-25000'.L30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478">
                <text:p>0.0478</text:p>
                <draw:g>
                  <svg:desc>'RANDOM, CACHE 10000, ENTRY RANGE 0-25000'.E27:'RANDOM, CACHE 10000, ENTRY RANGE 0-25000'.E30</svg:desc>
                </draw:g>
              </table:table-cell>
              <table:table-cell office:value-type="float" office:value="8.2448">
                <text:p>8.2448</text:p>
                <draw:g>
                  <svg:desc>'RANDOM, CACHE 10000, ENTRY RANGE 0-25000'.L27:'RANDOM, CACHE 10000, ENTRY RANGE 0-25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68">
                <text:p>0.4568</text:p>
              </table:table-cell>
              <table:table-cell office:value-type="float" office:value="90.1862">
                <text:p>90.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226">
                <text:p>4.5226</text:p>
              </table:table-cell>
              <table:table-cell office:value-type="float" office:value="912.645">
                <text:p>912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1.948">
                <text:p>51.948</text:p>
              </table:table-cell>
              <table:table-cell office:value-type="float" office:value="9594.102">
                <text:p>9594.1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N1:'RANDOM, CACHE 10000, ENTRY RANGE 0-25000'.N1 'RANDOM, CACHE 10000, ENTRY RANGE 0-25000'.N27:'RANDOM, CACHE 10000, ENTRY RANGE 0-25000'.N30" chart:data-source-has-labels="row" svg:x="1.33cm" svg:y="2.231cm" svg:width="8.692cm" svg:height="7.176cm">
          <chartooo:coordinate-region svg:x="2.613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25000'.G27:'RANDOM, CACHE 10000, ENTRY RANGE 0-25000'.G30" chart:label-cell-address="'RANDOM, CACHE 10000, ENTRY RANGE 0-25000'.G1:'RANDOM, CACHE 10000, ENTRY RANGE 0-25000'.G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N27:'RANDOM, CACHE 10000, ENTRY RANGE 0-25000'.N30" chart:label-cell-address="'RANDOM, CACHE 10000, ENTRY RANGE 0-25000'.N1:'RANDOM, CACHE 10000, ENTRY RANGE 0-25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25000'.G1:'RANDOM, CACHE 10000, ENTRY RANGE 0-25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25000'.N1:'RANDOM, CACHE 10000, ENTRY RANGE 0-25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00000956">
                <text:p>0.000000956</text:p>
                <draw:g>
                  <svg:desc>'RANDOM, CACHE 10000, ENTRY RANGE 0-25000'.G27:'RANDOM, CACHE 10000, ENTRY RANGE 0-25000'.G30</svg:desc>
                </draw:g>
              </table:table-cell>
              <table:table-cell office:value-type="float" office:value="0.000164896">
                <text:p>0.000164896</text:p>
                <draw:g>
                  <svg:desc>'RANDOM, CACHE 10000, ENTRY RANGE 0-25000'.N27:'RANDOM, CACHE 10000, ENTRY RANGE 0-25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136">
                <text:p>0.0000009136</text:p>
              </table:table-cell>
              <table:table-cell office:value-type="float" office:value="0.0001803724">
                <text:p>0.000180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0452">
                <text:p>0.00000090452</text:p>
              </table:table-cell>
              <table:table-cell office:value-type="float" office:value="0.000182529">
                <text:p>0.00018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103896">
                <text:p>0.00000103896</text:p>
              </table:table-cell>
              <table:table-cell office:value-type="float" office:value="0.00019188204">
                <text:p>0.0001918820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250'.G37:'RANDOM, CACHE 100, ENTRY RANGE 0-250'.G42" chart:label-cell-address="'RANDOM, CACHE 100, ENTRY RANGE 0-250'.G1:'RANDOM, CACHE 100, ENTRY RANGE 0-250'.G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250'.G1:'RANDOM, CACHE 100, ENTRY RANGE 0-250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G37:'RANDOM, CACHE 100, ENTRY RANGE 0-250'.G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73">
                <text:p>0.00000073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7438">
                <text:p>0.0000007438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48972">
                <text:p>0.000000748972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L1:'RANDOM, CACHE 10000, ENTRY RANGE 0-500000'.L1 'RANDOM, CACHE 10000, ENTRY RANGE 0-500000'.L27:'RANDOM, CACHE 10000, ENTRY RANGE 0-500000'.L30" chart:data-source-has-labels="row" svg:x="1.33cm" svg:y="2.231cm" svg:width="8.481cm" svg:height="7.176cm">
          <chartooo:coordinate-region svg:x="2.137cm" svg:y="2.43cm" svg:width="6.83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7:'RANDOM, CACHE 10000, ENTRY RANGE 0-500000'.E30" chart:label-cell-address="'RANDOM, CACHE 10000, ENTRY RANGE 0-500000'.E1:'RANDOM, CACHE 10000, ENTRY RANGE 0-500000'.E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L27:'RANDOM, CACHE 10000, ENTRY RANGE 0-500000'.L30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.0512">
                <text:p>0.0512</text:p>
                <draw:g>
                  <svg:desc>'RANDOM, CACHE 10000, ENTRY RANGE 0-500000'.E27:'RANDOM, CACHE 10000, ENTRY RANGE 0-500000'.E30</svg:desc>
                </draw:g>
              </table:table-cell>
              <table:table-cell office:value-type="float" office:value="8.857">
                <text:p>8.857</text:p>
                <draw:g>
                  <svg:desc>'RANDOM, CACHE 10000, ENTRY RANGE 0-500000'.L27:'RANDOM, CACHE 10000, ENTRY RANGE 0-500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85">
                <text:p>0.485</text:p>
              </table:table-cell>
              <table:table-cell office:value-type="float" office:value="97.2602">
                <text:p>97.2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2.7558">
                <text:p>2.7558</text:p>
              </table:table-cell>
              <table:table-cell office:value-type="float" office:value="590.6586">
                <text:p>590.6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